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1F50000008E5E7BEE69BAE74E54.png" manifest:media-type="image/png"/>
  <manifest:file-entry manifest:full-path="Pictures/10000001000002E40000031E536CDD6932654004.png" manifest:media-type="image/png"/>
  <manifest:file-entry manifest:full-path="Pictures/10000001000002030000007F431994E204D99CA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style:font-name="Georgia" style:font-name-asian="Georgia1" style:font-name-complex="Georgia1"/>
    </style:style>
    <style:style style:name="P2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officeooo:paragraph-rsid="003e180c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57fc67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paragraph-rsid="0058b978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paragraph-rsid="005a894d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officeooo:rsid="0037bcdb" style:font-name-asian="Georgia1" style:font-name-complex="Georgia1"/>
    </style:style>
    <style:style style:name="P9" style:family="paragraph" style:parent-style-name="Standard">
      <style:paragraph-properties fo:text-align="justify" style:justify-single-word="false"/>
      <style:text-properties style:font-name="Georgia" officeooo:rsid="0023ad53" officeooo:paragraph-rsid="0058b978" style:font-name-asian="Georgia1" style:font-name-complex="Georgia1"/>
    </style:style>
    <style:style style:name="P10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11" style:family="paragraph" style:parent-style-name="Standard">
      <style:paragraph-properties fo:text-align="justify" style:justify-single-word="false"/>
      <style:text-properties style:font-name="Georgia" officeooo:rsid="0023ad53" officeooo:paragraph-rsid="0057fc67" style:font-name-asian="Georgia1" style:font-name-complex="Georgia1"/>
    </style:style>
    <style:style style:name="P12" style:family="paragraph" style:parent-style-name="Standard">
      <style:paragraph-properties fo:text-align="justify" style:justify-single-word="false"/>
      <style:text-properties style:font-name="Georgia" officeooo:rsid="0023ad53" officeooo:paragraph-rsid="005f87ea" style:font-name-asian="Georgia1" style:font-name-complex="Georgia1"/>
    </style:style>
    <style:style style:name="P13" style:family="paragraph" style:parent-style-name="Standard">
      <style:paragraph-properties fo:text-align="justify" style:justify-single-word="false"/>
      <style:text-properties style:font-name="Georgia" officeooo:rsid="0060ce76" officeooo:paragraph-rsid="0060ce76" style:font-name-asian="Georgia1" style:font-name-complex="Georgia1"/>
    </style:style>
    <style:style style:name="P14" style:family="paragraph" style:parent-style-name="Standard">
      <style:paragraph-properties fo:text-align="justify" style:justify-single-word="false"/>
      <style:text-properties style:font-name="Georgia" officeooo:rsid="005f87ea" officeooo:paragraph-rsid="005f87ea" style:font-name-asian="Georgia1" style:font-name-complex="Georgia1"/>
    </style:style>
    <style:style style:name="P15" style:family="paragraph" style:parent-style-name="Standard">
      <style:paragraph-properties fo:text-align="justify" style:justify-single-word="false"/>
      <style:text-properties style:font-name="Georgia" officeooo:rsid="006ae597" officeooo:paragraph-rsid="006ae597" style:font-name-asian="Georgia1" style:font-name-complex="Georgia1"/>
    </style:style>
    <style:style style:name="P16" style:family="paragraph" style:parent-style-name="Standard">
      <style:paragraph-properties fo:text-align="justify" style:justify-single-word="false"/>
      <style:text-properties style:font-name="Georgia" officeooo:rsid="006aee3c" officeooo:paragraph-rsid="006aee3c" style:font-name-asian="Georgia1" style:font-name-complex="Georgia1"/>
    </style:style>
    <style:style style:name="P17" style:family="paragraph" style:parent-style-name="Standard">
      <style:paragraph-properties fo:text-align="justify" style:justify-single-word="false"/>
      <style:text-properties style:font-name="Georgia" officeooo:rsid="006ba5e1" officeooo:paragraph-rsid="006ba5e1" style:font-name-asian="Georgia1" style:font-name-complex="Georgia1"/>
    </style:style>
    <style:style style:name="P18" style:family="paragraph" style:parent-style-name="Standard">
      <style:paragraph-properties fo:text-align="justify" style:justify-single-word="false"/>
      <style:text-properties style:font-name="Georgia" officeooo:rsid="006f3506" officeooo:paragraph-rsid="006f3506" style:font-name-asian="Georgia1" style:font-name-complex="Georgia1"/>
    </style:style>
    <style:style style:name="P19" style:family="paragraph" style:parent-style-name="Standard">
      <style:paragraph-properties fo:text-align="justify" style:justify-single-word="false"/>
      <style:text-properties style:font-name="Georgia" officeooo:rsid="005f8f0b" officeooo:paragraph-rsid="005f8f0b" style:font-name-asian="Georgia1" style:font-name-complex="Georgia1"/>
    </style:style>
    <style:style style:name="P20" style:family="paragraph" style:parent-style-name="Standard">
      <style:paragraph-properties fo:text-align="justify" style:justify-single-word="false"/>
      <style:text-properties style:font-name="Georgia" officeooo:rsid="007484c5" officeooo:paragraph-rsid="007484c5" style:font-name-asian="Georgia1" style:font-name-complex="Georgia1"/>
    </style:style>
    <style:style style:name="P21" style:family="paragraph" style:parent-style-name="Standard">
      <style:paragraph-properties fo:text-align="justify" style:justify-single-word="false"/>
      <style:text-properties style:font-name="Georgia" officeooo:rsid="0075139c" officeooo:paragraph-rsid="0075139c" style:font-name-asian="Georgia1" style:font-name-complex="Georgia1"/>
    </style:style>
    <style:style style:name="P22" style:family="paragraph" style:parent-style-name="Standard">
      <style:paragraph-properties fo:text-align="justify" style:justify-single-word="false"/>
      <style:text-properties style:font-name="Georgia" officeooo:rsid="008fa111" officeooo:paragraph-rsid="008fa111" style:font-name-asian="Georgia1" style:font-name-complex="Georgia1"/>
    </style:style>
    <style:style style:name="P2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24" style:family="paragraph" style:parent-style-name="Standard">
      <style:paragraph-properties fo:text-align="end" style:justify-single-word="false"/>
    </style:style>
    <style:style style:name="P25" style:family="paragraph" style:parent-style-name="Standard">
      <style:paragraph-properties fo:text-align="end" style:justify-single-word="false"/>
      <style:text-properties officeooo:paragraph-rsid="00379c43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text-align="center" style:justify-single-word="false"/>
      <style:text-properties fo:font-size="9pt" style:font-size-asian="7.84999990463257pt" style:font-size-complex="9pt"/>
    </style:style>
    <style:style style:name="P28" style:family="paragraph" style:parent-style-name="Standard">
      <style:text-properties fo:font-size="9pt" style:font-size-asian="7.84999990463257pt" style:font-size-complex="9pt"/>
    </style:style>
    <style:style style:name="P29" style:family="paragraph" style:parent-style-name="Standard">
      <style:paragraph-properties fo:text-align="justify" style:justify-single-word="false"/>
      <style:text-properties officeooo:paragraph-rsid="003680dc"/>
    </style:style>
    <style:style style:name="P30" style:family="paragraph" style:parent-style-name="Standard">
      <style:paragraph-properties fo:text-align="justify" style:justify-single-word="false"/>
      <style:text-properties officeooo:paragraph-rsid="00428b2c"/>
    </style:style>
    <style:style style:name="P31" style:family="paragraph" style:parent-style-name="Standard">
      <style:paragraph-properties fo:text-align="justify" style:justify-single-word="false"/>
      <style:text-properties officeooo:paragraph-rsid="00379c43"/>
    </style:style>
    <style:style style:name="P32" style:family="paragraph" style:parent-style-name="Standard">
      <style:paragraph-properties fo:text-align="justify" style:justify-single-word="false"/>
      <style:text-properties officeooo:paragraph-rsid="002688cc"/>
    </style:style>
    <style:style style:name="P33" style:family="paragraph" style:parent-style-name="Standard">
      <style:paragraph-properties fo:text-align="justify" style:justify-single-word="false"/>
      <style:text-properties officeooo:paragraph-rsid="0057fc67"/>
    </style:style>
    <style:style style:name="P34" style:family="paragraph" style:parent-style-name="Standard">
      <style:paragraph-properties fo:text-align="justify" style:justify-single-word="false"/>
      <style:text-properties officeooo:paragraph-rsid="005a894d"/>
    </style:style>
    <style:style style:name="P35" style:family="paragraph" style:parent-style-name="Standard">
      <style:paragraph-properties fo:text-align="justify" style:justify-single-word="false"/>
      <style:text-properties officeooo:paragraph-rsid="003c54e5"/>
    </style:style>
    <style:style style:name="P36" style:family="paragraph" style:parent-style-name="Standard">
      <style:paragraph-properties fo:text-align="justify" style:justify-single-word="false"/>
      <style:text-properties officeooo:paragraph-rsid="0064f33e"/>
    </style:style>
    <style:style style:name="P37" style:family="paragraph" style:parent-style-name="Standard">
      <style:paragraph-properties fo:text-align="start" style:justify-single-word="false"/>
      <style:text-properties officeooo:paragraph-rsid="00379c43"/>
    </style:style>
    <style:style style:name="P38" style:family="paragraph" style:parent-style-name="Standard">
      <style:paragraph-properties fo:text-align="justify" style:justify-single-word="false"/>
      <style:text-properties fo:font-size="11pt" officeooo:paragraph-rsid="00379c43" style:font-size-asian="9.60000038146973pt" style:font-size-complex="11pt"/>
    </style:style>
    <style:style style:name="P39" style:family="paragraph" style:parent-style-name="Figure_20_Index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40" style:family="paragraph" style:parent-style-name="Title">
      <style:text-properties fo:font-size="40pt" officeooo:rsid="005c796d" officeooo:paragraph-rsid="005c796d" style:font-size-asian="40pt" style:font-size-complex="40pt"/>
    </style:style>
    <style:style style:name="P41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43" style:family="paragraph" style:parent-style-name="Standard">
      <style:paragraph-properties fo:text-align="justify" style:justify-single-word="false"/>
      <style:text-properties fo:font-weight="normal" officeooo:paragraph-rsid="003e180c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64f33e" officeooo:paragraph-rsid="0064f33e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64f33e" officeooo:paragraph-rsid="0068e5c3" style:font-weight-asian="normal" style:font-weight-complex="normal"/>
    </style:style>
    <style:style style:name="P46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48" style:family="paragraph" style:parent-style-name="Contents_20_Heading" style:master-page-name="Standard">
      <style:paragraph-properties style:page-number="1" fo:break-before="page"/>
    </style:style>
    <style:style style:name="P49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3c54e5" officeooo:paragraph-rsid="003c54e5"/>
    </style:style>
    <style:style style:name="P50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3c54e5" officeooo:paragraph-rsid="0058b978"/>
    </style:style>
    <style:style style:name="P51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3c54e5" officeooo:paragraph-rsid="0057fc67"/>
    </style:style>
    <style:style style:name="P52" style:family="paragraph" style:parent-style-name="Heading_20_2" style:list-style-name="L3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58b978" officeooo:paragraph-rsid="0058b978"/>
    </style:style>
    <style:style style:name="P53" style:family="paragraph" style:parent-style-name="Heading_20_2" style:list-style-name="L3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5a894d" officeooo:paragraph-rsid="005a894d"/>
    </style:style>
    <style:style style:name="P54" style:family="paragraph" style:parent-style-name="Heading_20_2" style:list-style-name="L7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404421" officeooo:paragraph-rsid="0057fc67"/>
    </style:style>
    <style:style style:name="P55" style:family="paragraph" style:parent-style-name="Heading_20_2" style:list-style-name="L11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404421" officeooo:paragraph-rsid="0057fc67"/>
    </style:style>
    <style:style style:name="P56" style:family="paragraph" style:parent-style-name="Heading_20_2" style:list-style-name="L7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57fc67"/>
    </style:style>
    <style:style style:name="P57" style:family="paragraph" style:parent-style-name="Heading_20_2" style:list-style-name="L11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57fc67"/>
    </style:style>
    <style:style style:name="P58" style:family="paragraph" style:parent-style-name="Heading_20_2" style:list-style-name="L11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58b978"/>
    </style:style>
    <style:style style:name="P59" style:family="paragraph" style:parent-style-name="Standard" style:list-style-name="L4">
      <style:paragraph-properties fo:text-align="justify" style:justify-single-word="false"/>
      <style:text-properties style:font-name="Georgia" officeooo:rsid="006aee3c" officeooo:paragraph-rsid="006aee3c" style:font-name-asian="Georgia1" style:font-name-complex="Georgia1"/>
    </style:style>
    <style:style style:name="P60" style:family="paragraph" style:parent-style-name="Standard" style:list-style-name="L5">
      <style:paragraph-properties fo:text-align="justify" style:justify-single-word="false"/>
      <style:text-properties style:font-name="Georgia" officeooo:rsid="006ba5e1" officeooo:paragraph-rsid="006ba5e1" style:font-name-asian="Georgia1" style:font-name-complex="Georgia1"/>
    </style:style>
    <style:style style:name="P61" style:family="paragraph" style:parent-style-name="Standard" style:list-style-name="L5">
      <style:paragraph-properties fo:text-align="justify" style:justify-single-word="false"/>
      <style:text-properties style:font-name="Georgia" officeooo:rsid="006d1d41" officeooo:paragraph-rsid="006d1d41" style:font-name-asian="Georgia1" style:font-name-complex="Georgia1"/>
    </style:style>
    <style:style style:name="P62" style:family="paragraph" style:parent-style-name="Standard" style:list-style-name="L5">
      <style:paragraph-properties fo:text-align="justify" style:justify-single-word="false"/>
      <style:text-properties style:font-name="Georgia" officeooo:rsid="006db385" officeooo:paragraph-rsid="006db385" style:font-name-asian="Georgia1" style:font-name-complex="Georgia1"/>
    </style:style>
    <style:style style:name="P63" style:family="paragraph" style:parent-style-name="Standard" style:list-style-name="L6">
      <style:paragraph-properties fo:text-align="justify" style:justify-single-word="false"/>
      <style:text-properties style:font-name="Georgia" officeooo:rsid="00707a83" officeooo:paragraph-rsid="00707a83" style:font-name-asian="Georgia1" style:font-name-complex="Georgia1"/>
    </style:style>
    <style:style style:name="P64" style:family="paragraph" style:parent-style-name="Standard" style:list-style-name="L6">
      <style:paragraph-properties fo:text-align="justify" style:justify-single-word="false"/>
      <style:text-properties style:font-name="Georgia" officeooo:rsid="00707a83" officeooo:paragraph-rsid="0072758a" style:font-name-asian="Georgia1" style:font-name-complex="Georgia1"/>
    </style:style>
    <style:style style:name="P65" style:family="paragraph" style:parent-style-name="Standard" style:list-style-name="L6">
      <style:paragraph-properties fo:text-align="justify" style:justify-single-word="false"/>
      <style:text-properties style:font-name="Georgia" officeooo:rsid="007484c5" officeooo:paragraph-rsid="007484c5" style:font-name-asian="Georgia1" style:font-name-complex="Georgia1"/>
    </style:style>
    <style:style style:name="P66" style:family="paragraph" style:parent-style-name="Standard" style:list-style-name="L8">
      <style:paragraph-properties fo:text-align="justify" style:justify-single-word="false"/>
      <style:text-properties style:font-name="Georgia" officeooo:rsid="0075139c" officeooo:paragraph-rsid="0075139c" style:font-name-asian="Georgia1" style:font-name-complex="Georgia1"/>
    </style:style>
    <style:style style:name="P67" style:family="paragraph" style:parent-style-name="Standard" style:list-style-name="L8">
      <style:paragraph-properties fo:text-align="justify" style:justify-single-word="false"/>
      <style:text-properties style:font-name="Georgia" officeooo:rsid="00773537" officeooo:paragraph-rsid="00773537" style:font-name-asian="Georgia1" style:font-name-complex="Georgia1"/>
    </style:style>
    <style:style style:name="P68" style:family="paragraph" style:parent-style-name="Standard" style:list-style-name="L8">
      <style:paragraph-properties fo:text-align="justify" style:justify-single-word="false"/>
      <style:text-properties style:font-name="Georgia" officeooo:rsid="0077b231" officeooo:paragraph-rsid="0077b231" style:font-name-asian="Georgia1" style:font-name-complex="Georgia1"/>
    </style:style>
    <style:style style:name="P69" style:family="paragraph" style:parent-style-name="Standard" style:list-style-name="L8">
      <style:paragraph-properties fo:text-align="justify" style:justify-single-word="false"/>
      <style:text-properties style:font-name="Georgia" officeooo:rsid="007d2585" officeooo:paragraph-rsid="007d2585" style:font-name-asian="Georgia1" style:font-name-complex="Georgia1"/>
    </style:style>
    <style:style style:name="P70" style:family="paragraph" style:parent-style-name="Standard" style:list-style-name="L8">
      <style:paragraph-properties fo:text-align="justify" style:justify-single-word="false"/>
      <style:text-properties style:font-name="Georgia" officeooo:rsid="00793616" officeooo:paragraph-rsid="00793616" style:font-name-asian="Georgia1" style:font-name-complex="Georgia1"/>
    </style:style>
    <style:style style:name="P71" style:family="paragraph" style:parent-style-name="Standard" style:list-style-name="L8">
      <style:paragraph-properties fo:text-align="justify" style:justify-single-word="false"/>
      <style:text-properties style:font-name="Georgia" officeooo:rsid="007afb0b" officeooo:paragraph-rsid="007afb0b" style:font-name-asian="Georgia1" style:font-name-complex="Georgia1"/>
    </style:style>
    <style:style style:name="P72" style:family="paragraph" style:parent-style-name="Standard" style:list-style-name="L8">
      <style:paragraph-properties fo:text-align="justify" style:justify-single-word="false"/>
      <style:text-properties style:font-name="Georgia" officeooo:rsid="007ba6dc" officeooo:paragraph-rsid="007ba6dc" style:font-name-asian="Georgia1" style:font-name-complex="Georgia1"/>
    </style:style>
    <style:style style:name="P73" style:family="paragraph" style:parent-style-name="Standard" style:list-style-name="L8">
      <style:paragraph-properties fo:text-align="justify" style:justify-single-word="false"/>
      <style:text-properties style:font-name="Georgia" officeooo:rsid="007ceade" officeooo:paragraph-rsid="007ceade" style:font-name-asian="Georgia1" style:font-name-complex="Georgia1"/>
    </style:style>
    <style:style style:name="P74" style:family="paragraph" style:parent-style-name="Standard" style:list-style-name="L8">
      <style:paragraph-properties fo:text-align="justify" style:justify-single-word="false"/>
      <style:text-properties style:font-name="Georgia" officeooo:rsid="0023ad53" officeooo:paragraph-rsid="0058b978" style:font-name-asian="Georgia1" style:font-name-complex="Georgia1"/>
    </style:style>
    <style:style style:name="P75" style:family="paragraph" style:parent-style-name="Standard" style:list-style-name="L9">
      <style:paragraph-properties fo:text-align="justify" style:justify-single-word="false"/>
      <style:text-properties style:font-name="Georgia" officeooo:rsid="0023ad53" officeooo:paragraph-rsid="008fa111" style:font-name-asian="Georgia1" style:font-name-complex="Georgia1"/>
    </style:style>
    <style:style style:name="P76" style:family="paragraph" style:parent-style-name="Standard" style:list-style-name="L9">
      <style:paragraph-properties fo:text-align="justify" style:justify-single-word="false"/>
      <style:text-properties style:font-name="Georgia" officeooo:rsid="0023ad53" officeooo:paragraph-rsid="0057fc67" style:font-name-asian="Georgia1" style:font-name-complex="Georgia1"/>
    </style:style>
    <style:style style:name="P77" style:family="paragraph" style:parent-style-name="Standard" style:list-style-name="L10">
      <style:paragraph-properties fo:text-align="justify" style:justify-single-word="false"/>
      <style:text-properties style:font-name="Georgia" officeooo:rsid="0023ad53" officeooo:paragraph-rsid="0057fc67" style:font-name-asian="Georgia1" style:font-name-complex="Georgia1"/>
    </style:style>
    <style:style style:name="P78" style:family="paragraph" style:parent-style-name="Standard" style:list-style-name="L12">
      <style:paragraph-properties fo:text-align="justify" style:justify-single-word="false"/>
      <style:text-properties style:font-name="Georgia" officeooo:rsid="0023ad53" officeooo:paragraph-rsid="0058b978" style:font-name-asian="Georgia1" style:font-name-complex="Georgia1"/>
    </style:style>
    <style:style style:name="P79" style:family="paragraph" style:parent-style-name="Standard" style:list-style-name="L13">
      <style:paragraph-properties fo:text-align="justify" style:justify-single-word="false"/>
      <style:text-properties style:font-name="Georgia" officeooo:rsid="0023ad53" officeooo:paragraph-rsid="0057fc67" style:font-name-asian="Georgia1" style:font-name-complex="Georgia1"/>
    </style:style>
    <style:style style:name="P80" style:family="paragraph" style:parent-style-name="Standard" style:list-style-name="L13">
      <style:paragraph-properties fo:text-align="justify" style:justify-single-word="false"/>
      <style:text-properties style:font-name="Georgia" officeooo:rsid="0023ad53" officeooo:paragraph-rsid="005f98a3" style:font-name-asian="Georgia1" style:font-name-complex="Georgia1"/>
    </style:style>
    <style:style style:name="P81" style:family="paragraph" style:parent-style-name="Standard" style:list-style-name="L8">
      <style:paragraph-properties fo:text-align="justify" style:justify-single-word="false"/>
      <style:text-properties style:font-name="Georgia" officeooo:rsid="0084774d" officeooo:paragraph-rsid="0084774d" style:font-name-asian="Georgia1" style:font-name-complex="Georgia1"/>
    </style:style>
    <style:style style:name="P82" style:family="paragraph" style:parent-style-name="Standard" style:list-style-name="L8">
      <style:paragraph-properties fo:text-align="justify" style:justify-single-word="false"/>
      <style:text-properties style:font-name="Georgia" officeooo:rsid="008d8549" officeooo:paragraph-rsid="008d8549" style:font-name-asian="Georgia1" style:font-name-complex="Georgia1"/>
    </style:style>
    <style:style style:name="P83" style:family="paragraph" style:parent-style-name="Standard" style:list-style-name="L8">
      <style:paragraph-properties fo:text-align="justify" style:justify-single-word="false"/>
      <style:text-properties style:font-name="Georgia" officeooo:rsid="008614a6" officeooo:paragraph-rsid="008614a6" style:font-name-asian="Georgia1" style:font-name-complex="Georgia1"/>
    </style:style>
    <style:style style:name="P84" style:family="paragraph" style:parent-style-name="Standard" style:list-style-name="L8">
      <style:paragraph-properties fo:text-align="justify" style:justify-single-word="false"/>
      <style:text-properties style:font-name="Georgia" officeooo:rsid="0087ab9d" officeooo:paragraph-rsid="0087ab9d" style:font-name-asian="Georgia1" style:font-name-complex="Georgia1"/>
    </style:style>
    <style:style style:name="P85" style:family="paragraph" style:parent-style-name="Standard" style:list-style-name="L8">
      <style:paragraph-properties fo:text-align="justify" style:justify-single-word="false"/>
      <style:text-properties style:font-name="Georgia" officeooo:rsid="008f3ff7" officeooo:paragraph-rsid="008f3ff7" style:font-name-asian="Georgia1" style:font-name-complex="Georgia1"/>
    </style:style>
    <style:style style:name="P86" style:family="paragraph" style:parent-style-name="Standard" style:list-style-name="L9">
      <style:paragraph-properties fo:text-align="justify" style:justify-single-word="false"/>
      <style:text-properties style:font-name="Georgia" officeooo:rsid="008fa111" officeooo:paragraph-rsid="008fa111" style:font-name-asian="Georgia1" style:font-name-complex="Georgia1"/>
    </style:style>
    <style:style style:name="P87" style:family="paragraph" style:parent-style-name="Standard" style:list-style-name="L9">
      <style:paragraph-properties fo:text-align="justify" style:justify-single-word="false"/>
      <style:text-properties style:font-name="Georgia" officeooo:rsid="00910814" officeooo:paragraph-rsid="00910814" style:font-name-asian="Georgia1" style:font-name-complex="Georgia1"/>
    </style:style>
    <style:style style:name="P88" style:family="paragraph" style:parent-style-name="Standard" style:list-style-name="L9">
      <style:paragraph-properties fo:text-align="justify" style:justify-single-word="false"/>
      <style:text-properties style:font-name="Georgia" officeooo:rsid="0092edd5" officeooo:paragraph-rsid="0092edd5" style:font-name-asian="Georgia1" style:font-name-complex="Georgia1"/>
    </style:style>
    <style:style style:name="P89" style:family="paragraph" style:parent-style-name="Standard" style:list-style-name="L9">
      <style:paragraph-properties fo:text-align="justify" style:justify-single-word="false"/>
      <style:text-properties style:font-name="Georgia" officeooo:rsid="0093afda" officeooo:paragraph-rsid="0093afda" style:font-name-asian="Georgia1" style:font-name-complex="Georgia1"/>
    </style:style>
    <style:style style:name="P90" style:family="paragraph" style:parent-style-name="Standard" style:list-style-name="L9">
      <style:paragraph-properties fo:text-align="justify" style:justify-single-word="false"/>
      <style:text-properties style:font-name="Georgia" officeooo:rsid="0097c520" officeooo:paragraph-rsid="0097c520" style:font-name-asian="Georgia1" style:font-name-complex="Georgia1"/>
    </style:style>
    <style:style style:name="P91" style:family="paragraph" style:parent-style-name="Standard" style:list-style-name="L9">
      <style:paragraph-properties fo:text-align="justify" style:justify-single-word="false"/>
      <style:text-properties style:font-name="Georgia" officeooo:rsid="0098724d" officeooo:paragraph-rsid="0098724d" style:font-name-asian="Georgia1" style:font-name-complex="Georgia1"/>
    </style:style>
    <style:style style:name="P92" style:family="paragraph" style:parent-style-name="Standard" style:list-style-name="L9">
      <style:paragraph-properties fo:text-align="justify" style:justify-single-word="false"/>
      <style:text-properties style:font-name="Georgia" officeooo:rsid="00957c8e" officeooo:paragraph-rsid="00957c8e" style:font-name-asian="Georgia1" style:font-name-complex="Georgia1"/>
    </style:style>
    <style:style style:name="P93" style:family="paragraph" style:parent-style-name="Standard" style:list-style-name="L9">
      <style:paragraph-properties fo:text-align="justify" style:justify-single-word="false"/>
      <style:text-properties style:font-name="Georgia" officeooo:rsid="005f8f0b" officeooo:paragraph-rsid="005f8f0b" style:font-name-asian="Georgia1" style:font-name-complex="Georgia1"/>
    </style:style>
    <style:style style:name="P94" style:family="paragraph" style:parent-style-name="Standard" style:list-style-name="L10">
      <style:paragraph-properties fo:text-align="justify" style:justify-single-word="false"/>
      <style:text-properties style:font-name="Georgia" officeooo:rsid="005f8f0b" officeooo:paragraph-rsid="005f8f0b" style:font-name-asian="Georgia1" style:font-name-complex="Georgia1"/>
    </style:style>
    <style:style style:name="P95" style:family="paragraph" style:parent-style-name="Standard" style:list-style-name="L13">
      <style:paragraph-properties fo:text-align="justify" style:justify-single-word="false"/>
      <style:text-properties style:font-name="Georgia" officeooo:rsid="005f98a3" officeooo:paragraph-rsid="005f98a3" style:font-name-asian="Georgia1" style:font-name-complex="Georgia1"/>
    </style:style>
    <style:style style:name="P96" style:family="paragraph" style:parent-style-name="Standard" style:list-style-name="L15">
      <style:paragraph-properties fo:text-align="justify" style:justify-single-word="false"/>
      <style:text-properties style:font-name="Georgia" officeooo:paragraph-rsid="0057fc67" style:font-name-asian="Georgia1" style:font-name-complex="Georgia1"/>
    </style:style>
    <style:style style:name="P97" style:family="paragraph" style:parent-style-name="Standard" style:list-style-name="L4">
      <style:paragraph-properties fo:text-align="justify" style:justify-single-word="false"/>
      <style:text-properties style:font-name="Georgia" fo:font-size="13pt" fo:font-weight="bold" officeooo:paragraph-rsid="0068e5c3" style:font-name-asian="Georgia1" style:font-size-asian="13pt" style:font-weight-asian="bold" style:font-name-complex="Georgia1" style:font-size-complex="13pt" style:font-weight-complex="bold"/>
    </style:style>
    <style:style style:name="P98" style:family="paragraph" style:parent-style-name="Standard" style:list-style-name="L4">
      <style:paragraph-properties fo:text-align="justify" style:justify-single-word="false"/>
      <style:text-properties style:font-name="Georgia" fo:font-size="13pt" fo:font-weight="bold" officeooo:rsid="005f87ea" officeooo:paragraph-rsid="005f87ea" style:font-name-asian="Georgia1" style:font-size-asian="13pt" style:font-weight-asian="bold" style:font-name-complex="Georgia1" style:font-size-complex="13pt" style:font-weight-complex="bold"/>
    </style:style>
    <style:style style:name="P99" style:family="paragraph" style:parent-style-name="Standard" style:list-style-name="L5">
      <style:paragraph-properties fo:text-align="justify" style:justify-single-word="false"/>
      <style:text-properties style:font-name="Georgia" fo:font-size="13pt" fo:font-weight="bold" officeooo:rsid="0023ad53" officeooo:paragraph-rsid="002688cc" style:font-name-asian="Georgia1" style:font-size-asian="13pt" style:font-weight-asian="bold" style:font-name-complex="Georgia1" style:font-size-complex="13pt" style:font-weight-complex="bold"/>
    </style:style>
    <style:style style:name="P100" style:family="paragraph" style:parent-style-name="Standard" style:list-style-name="L6">
      <style:paragraph-properties fo:text-align="justify" style:justify-single-word="false"/>
      <style:text-properties style:font-name="Georgia" fo:font-size="13pt" fo:font-weight="bold" officeooo:rsid="0023ad53" officeooo:paragraph-rsid="005f87ea" style:font-name-asian="Georgia1" style:font-size-asian="13pt" style:font-weight-asian="bold" style:font-name-complex="Georgia1" style:font-size-complex="13pt" style:font-weight-complex="bold"/>
    </style:style>
    <style:style style:name="P101" style:family="paragraph" style:parent-style-name="Standard" style:list-style-name="L6">
      <style:paragraph-properties fo:text-align="justify" style:justify-single-word="false"/>
      <style:text-properties style:font-name="Georgia" fo:font-size="13pt" fo:font-weight="bold" officeooo:rsid="0023ad53" officeooo:paragraph-rsid="00707a83" style:font-name-asian="Georgia1" style:font-size-asian="13pt" style:font-weight-asian="bold" style:font-name-complex="Georgia1" style:font-size-complex="13pt" style:font-weight-complex="bold"/>
    </style:style>
    <style:style style:name="P102" style:family="paragraph" style:parent-style-name="Standard" style:list-style-name="L8">
      <style:paragraph-properties fo:text-align="justify" style:justify-single-word="false"/>
      <style:text-properties style:font-name="Georgia" fo:font-size="13pt" fo:font-weight="bold" officeooo:rsid="0023ad53" officeooo:paragraph-rsid="0058b978" style:font-name-asian="Georgia1" style:font-size-asian="13pt" style:font-weight-asian="bold" style:font-name-complex="Georgia1" style:font-size-complex="13pt" style:font-weight-complex="bold"/>
    </style:style>
    <style:style style:name="P103" style:family="paragraph" style:parent-style-name="Standard" style:list-style-name="L9">
      <style:paragraph-properties fo:text-align="justify" style:justify-single-word="false"/>
      <style:text-properties style:font-name="Georgia" fo:font-size="13pt" fo:font-weight="bold" officeooo:rsid="0023ad53" officeooo:paragraph-rsid="0057fc67" style:font-name-asian="Georgia1" style:font-size-asian="13pt" style:font-weight-asian="bold" style:font-name-complex="Georgia1" style:font-size-complex="13pt" style:font-weight-complex="bold"/>
    </style:style>
    <style:style style:name="P104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707a83" fo:background-color="#ffff00" style:font-name-asian="Georgia1" style:font-name-complex="Georgia1"/>
    </style:style>
    <style:style style:name="P105" style:family="paragraph" style:parent-style-name="Standard" style:master-page-name="First_20_Page">
      <style:paragraph-properties fo:text-align="center" style:justify-single-word="false" style:page-number="1"/>
    </style:style>
    <style:style style:name="P106" style:family="paragraph" style:parent-style-name="Standard" style:list-style-name="L2">
      <style:paragraph-properties fo:text-align="justify" style:justify-single-word="false"/>
      <style:text-properties fo:font-weight="normal" officeooo:rsid="0064f33e" officeooo:paragraph-rsid="0064f33e" style:font-weight-asian="normal" style:font-weight-complex="normal"/>
    </style:style>
    <style:style style:name="P107" style:family="paragraph" style:parent-style-name="Standard" style:list-style-name="L2">
      <style:paragraph-properties fo:text-align="justify" style:justify-single-word="false"/>
      <style:text-properties fo:font-weight="normal" officeooo:rsid="00661175" officeooo:paragraph-rsid="00661175" style:font-weight-asian="normal" style:font-weight-complex="normal"/>
    </style:style>
    <style:style style:name="P108" style:family="paragraph" style:parent-style-name="Standard" style:list-style-name="L2">
      <style:paragraph-properties fo:text-align="justify" style:justify-single-word="false"/>
      <style:text-properties fo:font-weight="normal" officeooo:rsid="0068e5c3" officeooo:paragraph-rsid="0068e5c3" style:font-weight-asian="normal" style:font-weight-complex="normal"/>
    </style:style>
    <style:style style:name="P109" style:family="paragraph" style:parent-style-name="Standard" style:list-style-name="L2">
      <style:paragraph-properties fo:text-align="justify" style:justify-single-word="false"/>
      <style:text-properties fo:font-size="13pt" fo:font-weight="bold" officeooo:rsid="0064f33e" officeooo:paragraph-rsid="0064f33e" style:font-size-asian="13pt" style:font-weight-asian="bold" style:font-size-complex="13pt" style:font-weight-complex="bold"/>
    </style:style>
    <style:style style:name="P110" style:family="paragraph" style:parent-style-name="Standard" style:list-style-name="L2">
      <style:paragraph-properties fo:text-align="justify" style:justify-single-word="false"/>
      <style:text-properties fo:font-size="13pt" fo:font-weight="bold" officeooo:rsid="0068e5c3" officeooo:paragraph-rsid="0068e5c3" style:font-size-asian="13pt" style:font-weight-asian="bold" style:font-size-complex="13pt" style:font-weight-complex="bold"/>
    </style:style>
    <style:style style:name="P111" style:family="paragraph" style:parent-style-name="Standard" style:list-style-name="L14">
      <style:paragraph-properties fo:text-align="justify" style:justify-single-word="false"/>
      <style:text-properties officeooo:paragraph-rsid="0058b978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3680dc" style:font-name-asian="Georgia1" style:font-name-complex="Georgia1"/>
    </style:style>
    <style:style style:name="T3" style:family="text">
      <style:text-properties style:font-name="Georgia" officeooo:rsid="003593c8" style:font-name-asian="Georgia1" style:font-name-complex="Georgia1"/>
    </style:style>
    <style:style style:name="T4" style:family="text">
      <style:text-properties style:font-name="Georgia" officeooo:rsid="003a3aa8" style:font-name-asian="Georgia1" style:font-name-complex="Georgia1"/>
    </style:style>
    <style:style style:name="T5" style:family="text">
      <style:text-properties style:font-name="Georgia" officeooo:rsid="0023ad53" style:font-name-asian="Georgia1" style:font-name-complex="Georgia1"/>
    </style:style>
    <style:style style:name="T6" style:family="text">
      <style:text-properties style:font-name="Georgia" officeooo:rsid="00532af6" style:font-name-asian="Georgia1" style:font-name-complex="Georgia1"/>
    </style:style>
    <style:style style:name="T7" style:family="text">
      <style:text-properties style:font-name="Georgia" officeooo:rsid="00559803" style:font-name-asian="Georgia1" style:font-name-complex="Georgia1"/>
    </style:style>
    <style:style style:name="T8" style:family="text">
      <style:text-properties officeooo:rsid="002c2d63"/>
    </style:style>
    <style:style style:name="T9" style:family="text">
      <style:text-properties officeooo:rsid="003593c8"/>
    </style:style>
    <style:style style:name="T10" style:family="text">
      <style:text-properties officeooo:rsid="00569e9c"/>
    </style:style>
    <style:style style:name="T11" style:family="text">
      <style:text-properties officeooo:rsid="0058b978"/>
    </style:style>
    <style:style style:name="T12" style:family="text">
      <style:text-properties officeooo:rsid="005da9a1"/>
    </style:style>
    <style:style style:name="T13" style:family="text">
      <style:text-properties officeooo:rsid="006273d1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7484c5"/>
    </style:style>
    <style:style style:name="T16" style:family="text">
      <style:text-properties style:text-underline-style="solid" style:text-underline-width="auto" style:text-underline-color="font-color" officeooo:rsid="0076398e"/>
    </style:style>
    <style:style style:name="T17" style:family="text">
      <style:text-properties style:text-underline-style="solid" style:text-underline-width="auto" style:text-underline-color="font-color" officeooo:rsid="00773537"/>
    </style:style>
    <style:style style:name="T18" style:family="text">
      <style:text-properties style:text-underline-style="solid" style:text-underline-width="auto" style:text-underline-color="font-color" officeooo:rsid="0078922b"/>
    </style:style>
    <style:style style:name="T19" style:family="text">
      <style:text-properties style:text-underline-style="solid" style:text-underline-width="auto" style:text-underline-color="font-color" officeooo:rsid="007ba6dc"/>
    </style:style>
    <style:style style:name="T20" style:family="text">
      <style:text-properties style:text-underline-style="solid" style:text-underline-width="auto" style:text-underline-color="font-color" officeooo:rsid="007c1e6b"/>
    </style:style>
    <style:style style:name="T21" style:family="text">
      <style:text-properties style:text-underline-style="solid" style:text-underline-width="auto" style:text-underline-color="font-color" officeooo:rsid="007ceade"/>
    </style:style>
    <style:style style:name="T22" style:family="text">
      <style:text-properties style:text-underline-style="solid" style:text-underline-width="auto" style:text-underline-color="font-color" officeooo:rsid="007eccd6"/>
    </style:style>
    <style:style style:name="T23" style:family="text">
      <style:text-properties style:text-underline-style="solid" style:text-underline-width="auto" style:text-underline-color="font-color" officeooo:rsid="0080435b"/>
    </style:style>
    <style:style style:name="T24" style:family="text">
      <style:text-properties style:text-underline-style="solid" style:text-underline-width="auto" style:text-underline-color="font-color" officeooo:rsid="008614a6"/>
    </style:style>
    <style:style style:name="T25" style:family="text">
      <style:text-properties style:text-underline-style="solid" style:text-underline-width="auto" style:text-underline-color="font-color" officeooo:rsid="008fa111"/>
    </style:style>
    <style:style style:name="T26" style:family="text">
      <style:text-properties style:text-underline-style="solid" style:text-underline-width="auto" style:text-underline-color="font-color" officeooo:rsid="0091f0eb"/>
    </style:style>
    <style:style style:name="T27" style:family="text">
      <style:text-properties style:text-underline-style="solid" style:text-underline-width="auto" style:text-underline-color="font-color" officeooo:rsid="009ba29c"/>
    </style:style>
    <style:style style:name="T28" style:family="text">
      <style:text-properties fo:font-size="13pt" fo:font-weight="bold" style:font-size-asian="13pt" style:font-weight-asian="bold" style:font-size-complex="13pt" style:font-weight-complex="bold"/>
    </style:style>
    <style:style style:name="T29" style:family="text">
      <style:text-properties officeooo:rsid="006766b7"/>
    </style:style>
    <style:style style:name="T30" style:family="text">
      <style:text-properties officeooo:rsid="005f87ea"/>
    </style:style>
    <style:style style:name="T31" style:family="text">
      <style:text-properties officeooo:rsid="0068e5c3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officeooo:rsid="006e774a"/>
    </style:style>
    <style:style style:name="T34" style:family="text">
      <style:text-properties style:text-underline-style="none" officeooo:rsid="007732d6"/>
    </style:style>
    <style:style style:name="T35" style:family="text">
      <style:text-properties officeooo:rsid="006ba5e1"/>
    </style:style>
    <style:style style:name="T36" style:family="text">
      <style:text-properties officeooo:rsid="006d1d41"/>
    </style:style>
    <style:style style:name="T37" style:family="text">
      <style:text-properties officeooo:rsid="006e774a"/>
    </style:style>
    <style:style style:name="T38" style:family="text">
      <style:text-properties officeooo:rsid="0072758a"/>
    </style:style>
    <style:style style:name="T39" style:family="text">
      <style:text-properties officeooo:rsid="007484c5"/>
    </style:style>
    <style:style style:name="T4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1" style:family="text">
      <style:text-properties fo:font-style="normal" style:text-underline-style="solid" style:text-underline-width="auto" style:text-underline-color="font-color" officeooo:rsid="007484c5" style:font-style-asian="normal" style:font-style-complex="normal"/>
    </style:style>
    <style:style style:name="T42" style:family="text">
      <style:text-properties fo:font-style="normal" style:text-underline-style="solid" style:text-underline-width="auto" style:text-underline-color="font-color" officeooo:rsid="007ba6dc" style:font-style-asian="normal" style:font-style-complex="normal"/>
    </style:style>
    <style:style style:name="T43" style:family="text">
      <style:text-properties officeooo:rsid="0076398e"/>
    </style:style>
    <style:style style:name="T44" style:family="text">
      <style:text-properties officeooo:rsid="007732d6"/>
    </style:style>
    <style:style style:name="T45" style:family="text">
      <style:text-properties officeooo:rsid="00773537"/>
    </style:style>
    <style:style style:name="T46" style:family="text">
      <style:text-properties officeooo:rsid="007ab81e"/>
    </style:style>
    <style:style style:name="T47" style:family="text">
      <style:text-properties officeooo:rsid="007afb0b"/>
    </style:style>
    <style:style style:name="T48" style:family="text">
      <style:text-properties officeooo:rsid="007ba6dc"/>
    </style:style>
    <style:style style:name="T49" style:family="text">
      <style:text-properties officeooo:rsid="007ba6dc" fo:background-color="#729fcf" loext:char-shading-value="0"/>
    </style:style>
    <style:style style:name="T50" style:family="text">
      <style:text-properties officeooo:rsid="007c1e6b"/>
    </style:style>
    <style:style style:name="T51" style:family="text">
      <style:text-properties officeooo:rsid="007ceade"/>
    </style:style>
    <style:style style:name="T52" style:family="text">
      <style:text-properties officeooo:rsid="007d2585"/>
    </style:style>
    <style:style style:name="T53" style:family="text">
      <style:text-properties officeooo:rsid="007eccd6"/>
    </style:style>
    <style:style style:name="T54" style:family="text">
      <style:text-properties officeooo:rsid="0080435b"/>
    </style:style>
    <style:style style:name="T55" style:family="text">
      <style:text-properties officeooo:rsid="008614a6"/>
    </style:style>
    <style:style style:name="T56" style:family="text">
      <style:text-properties officeooo:rsid="008697c0"/>
    </style:style>
    <style:style style:name="T57" style:family="text">
      <style:text-properties officeooo:rsid="00876c1b"/>
    </style:style>
    <style:style style:name="T58" style:family="text">
      <style:text-properties officeooo:rsid="0088f811"/>
    </style:style>
    <style:style style:name="T59" style:family="text">
      <style:text-properties fo:background-color="#ffff00" loext:char-shading-value="0"/>
    </style:style>
    <style:style style:name="T60" style:family="text">
      <style:text-properties officeooo:rsid="008c01c1"/>
    </style:style>
    <style:style style:name="T61" style:family="text">
      <style:text-properties officeooo:rsid="008d8549"/>
    </style:style>
    <style:style style:name="T62" style:family="text">
      <style:text-properties officeooo:rsid="008f3ff7"/>
    </style:style>
    <style:style style:name="T63" style:family="text">
      <style:text-properties officeooo:rsid="008fa111"/>
    </style:style>
    <style:style style:name="T64" style:family="text">
      <style:text-properties officeooo:rsid="00910814"/>
    </style:style>
    <style:style style:name="T65" style:family="text">
      <style:text-properties officeooo:rsid="0091f0eb"/>
    </style:style>
    <style:style style:name="T66" style:family="text">
      <style:text-properties officeooo:rsid="0092d62a"/>
    </style:style>
    <style:style style:name="T67" style:family="text">
      <style:text-properties officeooo:rsid="009a1f56"/>
    </style:style>
    <style:style style:name="T68" style:family="text">
      <style:text-properties officeooo:rsid="009acc07"/>
    </style:style>
    <style:style style:name="T69" style:family="text">
      <style:text-properties officeooo:rsid="009ae2e1"/>
    </style:style>
    <style:style style:name="T70" style:family="text">
      <style:text-properties fo:font-weight="normal" officeooo:rsid="009ae2e1" fo:background-color="#ffff00" loext:char-shading-value="0" style:font-weight-asian="normal" style:font-weight-complex="normal"/>
    </style:style>
    <style:style style:name="T71" style:family="text">
      <style:text-properties officeooo:rsid="009ba29c"/>
    </style:style>
    <style:style style:name="T72" style:family="text">
      <style:text-properties officeooo:rsid="009cb5af"/>
    </style:style>
    <style:style style:name="T73" style:family="text">
      <style:text-properties officeooo:rsid="009ddee2"/>
    </style:style>
    <style:style style:name="T74" style:family="text">
      <style:text-properties officeooo:rsid="009df650"/>
    </style:style>
    <style:style style:name="fr1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/>
      <text:p text:style-name="P40">Idées directrices<text:line-break/>Présentation du jalon 6</text:p>
      <text:p text:style-name="P28"/>
      <text:p text:style-name="P26"><draw:frame draw:style-name="fr3" draw:name="image6.png" text:anchor-type="as-char" svg:width="10.601cm" svg:height="1.842cm" draw:z-index="24"><draw:image xlink:href="Pictures/100000000000062B0000011581575A5F73A5D6A4.png" xlink:type="simple" xlink:show="embed" xlink:actuate="onLoad" draw:mime-type="image/png"/></draw:frame></text:p>
      <text:p text:style-name="P2"/>
      <text:p text:style-name="P2"/>
      <text:p text:style-name="P29">🖋️ <text:span text:style-name="T1">Créateur : </text:span><text:span text:style-name="T6">Axel MOURILLON – Chef de projet</text:span></text:p>
      <text:p text:style-name="P29">📅 <text:span text:style-name="T1">Date de Création : </text:span><text:span text:style-name="T7">01</text:span><text:span text:style-name="T1">/</text:span><text:span text:style-name="T7">05</text:span><text:span text:style-name="T1">/</text:span><text:span text:style-name="T2">2025</text:span></text:p>
      <text:p text:style-name="P2"/>
      <text:p text:style-name="P29">🖋️ <text:span text:style-name="T9">Dernier m</text:span><text:span text:style-name="T1">odificateur : </text:span><text:span text:style-name="T3">&lt;</text:span><text:span text:style-name="T2">Prénom NOM&gt;</text:span><text:span text:style-name="T3"> – &lt;</text:span><text:span text:style-name="T2">Rôle&gt;</text:span></text:p>
      <text:p text:style-name="P30">📅 <text:span text:style-name="T1">Date de modification : </text:span><text:span text:style-name="T2">JJ</text:span><text:span text:style-name="T1">/</text:span><text:span text:style-name="T2">MM</text:span><text:span text:style-name="T1">/</text:span><text:span text:style-name="T2">2025</text:span></text:p>
      <text:p text:style-name="P30"><text:span text:style-name="T2">🔄 Version : 1.</text:span><text:span text:style-name="T4">0</text:span></text:p>
      <text:p text:style-name="P31"/>
      <text:section text:style-name="Sect1" text:name="Section2">
        <text:p text:style-name="P37"><draw:frame draw:style-name="fr2" draw:name="Image2" text:anchor-type="as-char" svg:y="-0.728cm" svg:width="5.89cm" svg:height="1.669cm" draw:z-index="25"><draw:image xlink:href="Pictures/10000001000001F50000008E5E7BEE69BAE74E54.png" xlink:type="simple" xlink:show="embed" xlink:actuate="onLoad" draw:mime-type="image/png"/></draw:frame></text:p>
        <text:p text:style-name="P25"><draw:frame draw:style-name="fr1" draw:name="Image3" text:anchor-type="as-char" svg:y="-0.466cm" svg:width="6.246cm" svg:height="1.725cm" draw:z-index="26"><draw:image xlink:href="Pictures/10000001000002030000007F431994E204D99CAF.png" xlink:type="simple" xlink:show="embed" xlink:actuate="onLoad" draw:mime-type="image/png"/></draw:frame></text:p>
      </text:section>
      <text:p text:style-name="P38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48">Table des matières</text:p>
          </text:index-title>
          <text:p text:style-name="P41"><text:a xlink:type="simple" xlink:href="#__RefHeading___Toc2581_2368315680" text:style-name="Index_20_Link" text:visited-style-name="Index_20_Link">Table des figures<text:tab/>1</text:a></text:p>
          <text:p text:style-name="P41"><text:a xlink:type="simple" xlink:href="#__RefHeading___Toc395_377169772" text:style-name="Index_20_Link" text:visited-style-name="Index_20_Link">I. Introduction<text:tab/>2</text:a></text:p>
          <text:p text:style-name="P41"><text:a xlink:type="simple" xlink:href="#__RefHeading___Toc395_377169772%20Copie%201" text:style-name="Index_20_Link" text:visited-style-name="Index_20_Link">II. Histoire et enjeux du projet<text:tab/>3</text:a></text:p>
          <text:p text:style-name="P42"><text:a xlink:type="simple" xlink:href="#__RefHeading___Toc399_377169772%20Copie%204%20Copie%201" text:style-name="Index_20_Link" text:visited-style-name="Index_20_Link">A) Histoire derrière Wizards &amp; Dice<text:tab/>3</text:a></text:p>
          <text:p text:style-name="P42"><text:a xlink:type="simple" xlink:href="#__RefHeading___Toc399_377169772%20Copie%204%20Copie%201%20Copie%201" text:style-name="Index_20_Link" text:visited-style-name="Index_20_Link">B) Enjeux et objectifs<text:tab/>3</text:a></text:p>
          <text:p text:style-name="P42"><text:a xlink:type="simple" xlink:href="#__RefHeading___Toc399_377169772%20Copie%204%20Copie%201%20Copie%201%20Copie%205" text:style-name="Index_20_Link" text:visited-style-name="Index_20_Link">C) Contraintes et ressources au lancement<text:tab/>4</text:a></text:p>
          <text:p text:style-name="P41"><text:a xlink:type="simple" xlink:href="#__RefHeading___Toc395_377169772%20Copie%201%20Copie%201" text:style-name="Index_20_Link" text:visited-style-name="Index_20_Link">III. Organisation du projet<text:tab/>6</text:a></text:p>
          <text:p text:style-name="P42"><text:a xlink:type="simple" xlink:href="#__RefHeading___Toc399_377169772%20Copie%204%20Copie%201%20Copie%203" text:style-name="Index_20_Link" text:visited-style-name="Index_20_Link">A) Planification du projet<text:tab/>6</text:a></text:p>
          <text:p text:style-name="P42"><text:a xlink:type="simple" xlink:href="#__RefHeading___Toc399_377169772%20Copie%204%20Copie%201%20Copie%201%20Copie%202" text:style-name="Index_20_Link" text:visited-style-name="Index_20_Link">B) Moyens mis en œuvre<text:tab/>7</text:a></text:p>
          <text:p text:style-name="P42"><text:a xlink:type="simple" xlink:href="#__RefHeading___Toc399_377169772%20Copie%204%20Copie%201%20Copie%201%20Copie%202%20Copie%201" text:style-name="Index_20_Link" text:visited-style-name="Index_20_Link">C) Documents d'organisation<text:tab/>9</text:a></text:p>
          <text:p text:style-name="P41"><text:a xlink:type="simple" xlink:href="#__RefHeading___Toc395_377169772%20Copie%201%20Copie%202" text:style-name="Index_20_Link" text:visited-style-name="Index_20_Link">IV. Points d'achoppement du projet<text:tab/>10</text:a></text:p>
          <text:p text:style-name="P42"><text:a xlink:type="simple" xlink:href="#__RefHeading___Toc399_377169772%20Copie%204%20Copie%201%20Copie%204" text:style-name="Index_20_Link" text:visited-style-name="Index_20_Link">A) Difficulté majeurs<text:tab/>10</text:a></text:p>
          <text:p text:style-name="P42"><text:a xlink:type="simple" xlink:href="#__RefHeading___Toc399_377169772%20Copie%204%20Copie%201%20Copie%201%20Copie%203" text:style-name="Index_20_Link" text:visited-style-name="Index_20_Link">B) Améliorations possibles<text:tab/>10</text:a></text:p>
          <text:p text:style-name="P42"><text:a xlink:type="simple" xlink:href="#__RefHeading___Toc399_377169772%20Copie%204%20Copie%201%20Copie%201%20Copie%203%20Copie%201" text:style-name="Index_20_Link" text:visited-style-name="Index_20_Link">C) État d'esprit de l'équipe<text:tab/>10</text:a></text:p>
          <text:p text:style-name="P41"><text:a xlink:type="simple" xlink:href="#__RefHeading___Toc395_377169772%20Copie%201%20Copie%203" text:style-name="Index_20_Link" text:visited-style-name="Index_20_Link">V. Conclusion<text:tab/>11</text:a></text:p>
        </text:index-body>
      </text:table-of-content>
      <text:p text:style-name="P2"/>
      <text:p text:style-name="P2"/>
      <text:p text:style-name="Heading_20_1"><text:bookmark-start text:name="__RefHeading___Toc2581_2368315680"/>Table des figures<text:bookmark-end text:name="__RefHeading___Toc2581_2368315680"/></text:p>
      <text:p text:style-name="Standard"/>
      <text:illustration-index text:style-name="Sect2" text:name="Index des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39"><text:a xlink:type="simple" xlink:href="#Figure!0%7Csequence" text:style-name="Index_20_Link" text:visited-style-name="Index_20_Link">Figure 1: Exemple de figure<text:tab/>3</text:a></text:p>
        </text:index-body>
      </text:illustration-index>
      <text:p text:style-name="P2"/>
      <text:p text:style-name="P8"/>
      <text:list xml:id="list2243942923" text:style-name="L1">
        <text:list-item>
          <text:p text:style-name="P49"><text:bookmark-start text:name="__RefHeading___Toc395_377169772"/>Intro<text:span text:style-name="T10">duction</text:span><text:bookmark-end text:name="__RefHeading___Toc395_377169772"/></text:p>
        </text:list-item>
      </text:list>
      <text:p text:style-name="P43"/>
      <text:p text:style-name="P43"/>
      <text:list xml:id="list1996246278" text:style-name="L2">
        <text:list-header>
          <text:p text:style-name="P106"><text:span text:style-name="T28">Se présenter</text:span> </text:p>
          <text:list>
            <text:list-item>
              <text:p text:style-name="P106">Bonjour</text:p>
            </text:list-item>
            <text:list-item>
              <text:p text:style-name="P106">Nous sommes le groupe Wizards &amp; Dice</text:p>
            </text:list-item>
          </text:list>
        </text:list-header>
      </text:list>
      <text:p text:style-name="P44"/>
      <text:p text:style-name="P44"/>
      <text:list xml:id="list150433551615485" text:continue-numbering="true" text:style-name="L2">
        <text:list-header>
          <text:p text:style-name="P109">Présenter l’équipe</text:p>
          <text:list text:continue-numbering="true">
            <text:list-item>
              <text:p text:style-name="P106">JE<text:tab/><text:tab/>chef de projet – responsable design et marketing suppléant </text:p>
            </text:list-item>
            <text:list-item>
              <text:p text:style-name="P106">HUGO<text:tab/>responsable infrastructure et système – responsable documentation et <text:tab/><text:tab/><text:tab/><text:tab/><text:tab/><text:tab/><text:tab/><text:tab/>administratif suppléant</text:p>
            </text:list-item>
            <text:list-item>
              <text:p text:style-name="P106">LOÏS<text:tab/>responsable design et marketing – responsable infrastructure et <text:tab/><text:tab/><text:tab/><text:tab/><text:tab/><text:tab/><text:tab/><text:tab/>système suppléant</text:p>
            </text:list-item>
            <text:list-item>
              <text:p text:style-name="P106">ARTHUR <text:tab/>responsable documentation et administratif – chef de projet suppléant</text:p>
            </text:list-item>
          </text:list>
        </text:list-header>
      </text:list>
      <text:p text:style-name="P44"/>
      <text:p text:style-name="P44"/>
      <text:list xml:id="list150433213508528" text:continue-numbering="true" text:style-name="L2">
        <text:list-header>
          <text:p text:style-name="P106"><text:span text:style-name="T28">Rappeler le but et contexte du jalon</text:span> </text:p>
          <text:list text:continue-numbering="true">
            <text:list-item>
              <text:p text:style-name="P106">Ici pour <text:span text:style-name="T14">démontrer les actions initiées</text:span> par notre équipe depuis le début du projet</text:p>
            </text:list-item>
            <text:list-item>
              <text:p text:style-name="P106">Objectif : faire <text:span text:style-name="T14">comprendre nos démarches</text:span> au cours du projet et assurer le <text:span text:style-name="T14">respect du cadrage, des délais et des contraintes</text:span></text:p>
            </text:list-item>
            <text:list-item>
              <text:p text:style-name="P106">Nous allons aborder principalement des <text:span text:style-name="T14">aspects organisationnelles</text:span> (très peu de de technique)</text:p>
            </text:list-item>
            <text:list-item>
              <text:p text:style-name="P107">De par la nature de cette présentation, <text:span text:style-name="T14">je en tant que chef de projet</text:span>, serait votre principale interlocuteur. <text:span text:style-name="T29">Mes collègues interviendront plus ponctuellement, comme attendu </text:span></text:p>
            </text:list-item>
          </text:list>
        </text:list-header>
      </text:list>
      <text:p text:style-name="P44"/>
      <text:p text:style-name="P45"/>
      <text:list xml:id="list150434061572384" text:continue-numbering="true" text:style-name="L2">
        <text:list-header>
          <text:p text:style-name="P110">Plan</text:p>
          <text:list text:continue-numbering="true">
            <text:list-item>
              <text:p text:style-name="P108">Nous allons donc vous rappeler <text:span text:style-name="T14">l’histoire et les objectifs</text:span> de Wizards &amp; Dice</text:p>
            </text:list-item>
            <text:list-item>
              <text:p text:style-name="P108">Puis nous verrons <text:span text:style-name="T14">comment nous avons choisi de nous organiser</text:span> pour assurer l’avancée du projet</text:p>
            </text:list-item>
            <text:list-item>
              <text:p text:style-name="P108">Enfin, nous reviendrons sur les <text:span text:style-name="T14">points de difficultés</text:span> que nous avons rencontrer et ce que nous en avons appris</text:p>
            </text:list-item>
          </text:list>
        </text:list-header>
      </text:list>
      <text:p text:style-name="P36"/>
      <text:p text:style-name="P36"/>
      <text:list xml:id="list150433486376811" text:continue-list="list2243942923" text:style-name="L1">
        <text:list-item>
          <text:p text:style-name="P50"><text:bookmark-start text:name="__RefHeading___Toc395_377169772 Copie 1"/>Histoire <text:span text:style-name="T11">et </text:span>enjeux du projet<text:bookmark-end text:name="__RefHeading___Toc395_377169772 Copie 1"/></text:p>
        </text:list-item>
      </text:list>
      <text:p text:style-name="P35"/>
      <text:p text:style-name="P15">Revenons donc sur l’histoire et les enjeux de notre projet</text:p>
      <text:p text:style-name="P3"/>
      <text:list xml:id="list478142188" text:style-name="L3">
        <text:list-item>
          <text:p text:style-name="P52"><text:bookmark-start text:name="__RefHeading___Toc399_377169772 Copie 4 Copie 1"/>Histoire derrière Wizards &amp; Dice<text:bookmark-end text:name="__RefHeading___Toc399_377169772 Copie 4 Copie 1"/></text:p>
        </text:list-item>
      </text:list>
      <text:p text:style-name="P3"/>
      <text:list xml:id="list3873312819" text:style-name="L4">
        <text:list-header>
          <text:p text:style-name="P97"><text:span text:style-name="T31">V</text:span><text:span text:style-name="T30">oyage en Italie</text:span></text:p>
          <text:list>
            <text:list-item>
              <text:p text:style-name="P59">Nous sommes <text:span text:style-name="T14">partis ensemble en Italie</text:span> l’été dernier pendant 2 semaines</text:p>
            </text:list-item>
            <text:list-item>
              <text:p text:style-name="P59">Nous fait une <text:span text:style-name="T14">partie de JDR</text:span> à cette occasion</text:p>
            </text:list-item>
            <text:list-item>
              <text:p text:style-name="P59"><text:span text:style-name="T14">2 connaissaient</text:span> déjà et <text:span text:style-name="T14">2 découvraient</text:span></text:p>
            </text:list-item>
            <text:list-item>
              <text:p text:style-name="P59">Nous avons de très bons souvenirs de cette parties</text:p>
            </text:list-item>
          </text:list>
        </text:list-header>
      </text:list>
      <text:p text:style-name="P14"/>
      <text:p text:style-name="P14"/>
      <text:list xml:id="list150433709823522" text:continue-numbering="true" text:style-name="L4">
        <text:list-header>
          <text:p text:style-name="P98">Remarque : les articles de JDR sont éparpillés sur le web</text:p>
          <text:list text:continue-numbering="true">
            <text:list-item>
              <text:p text:style-name="P59">À la rentrée et au moment de l’explication du contexte du projet tutoré, nous sommes <text:span text:style-name="T14">mis ensemble</text:span> </text:p>
            </text:list-item>
            <text:list-item>
              <text:p text:style-name="P59">En discutant pour trouver un projet intéressant nous avons remarqué :</text:p>
              <text:list>
                <text:list-item>
                  <text:p text:style-name="P59">Les a<text:span text:style-name="T14">rticles de JDR sont éparpillé</text:span> et souvent <text:span text:style-name="T14">mal référencé</text:span> sur le web (exemple court d’Amazon)</text:p>
                </text:list-item>
                <text:list-item>
                  <text:p text:style-name="P59">Les sites communautaires sont <text:span text:style-name="T14">manque de visibilité</text:span><text:span text:style-name="T32">, surtout pour des débutants</text:span></text:p>
                </text:list-item>
                <text:list-item>
                  <text:p text:style-name="P59">Il n’y a <text:span text:style-name="T14">pas de sites francophones</text:span> de qualité reliant ces éléments actuellement</text:p>
                </text:list-item>
                <text:list-item>
                  <text:p text:style-name="P59">Le JDR est de <text:span text:style-name="T14">plus en plus populaire</text:span> : film (DnD), série (Secret Level), célébrité (Henry Cavil), événement (AlphaCast au Grand Rex – Paris)</text:p>
                </text:list-item>
              </text:list>
            </text:list-item>
          </text:list>
        </text:list-header>
      </text:list>
      <text:p text:style-name="P16"/>
      <text:p text:style-name="P14"/>
      <text:list xml:id="list150433987847367" text:continue-numbering="true" text:style-name="L4">
        <text:list-header>
          <text:p text:style-name="P98">Volonté d’une action communautaire</text:p>
          <text:list text:continue-numbering="true">
            <text:list-item>
              <text:p text:style-name="P59">Donc, nous avons voulu donnée vie à ce <text:span text:style-name="T14">type d’espace rassemblant articles de JDR</text:span> (liés directement et produits dérivés) et <text:span text:style-name="T14">communauté de joueurs</text:span> (débutant et vétéran, bienveillant)</text:p>
            </text:list-item>
            <text:list-item>
              <text:p text:style-name="P59">Sur le plan technique, nous avons opté pour l’<text:span text:style-name="T14">auto-hébergement</text:span><text:span text:style-name="T32"> (quasi) </text:span><text:span text:style-name="T14">totale</text:span> de nos infrastructures, afin de remplir les attendus nécessaire à ce cadre de projet tutoré. De plus, c’est également un <text:span text:style-name="T14">argument attractif</text:span> de dire que l’on fonctionne en <text:span text:style-name="T14">100 % français</text:span> (article y compris + contexte géopolitique actuelle)</text:p>
            </text:list-item>
            <text:list-item>
              <text:p text:style-name="P59">Mots d’ordre : accessibilité, simplicité, communauté, sécurité des données </text:p>
            </text:list-item>
          </text:list>
        </text:list-header>
      </text:list>
      <text:p text:style-name="P34"/>
      <text:p text:style-name="P7"/>
      <text:list xml:id="list150434520780618" text:continue-list="list478142188" text:style-name="L3">
        <text:list-item>
          <text:p text:style-name="P53"><text:bookmark-start text:name="__RefHeading___Toc399_377169772 Copie 4 Copie 1 Copie 1"/>Enjeux et objectifs <text:bookmark-end text:name="__RefHeading___Toc399_377169772 Copie 4 Copie 1 Copie 1"/></text:p>
        </text:list-item>
      </text:list>
      <text:p text:style-name="P3"/>
      <text:p text:style-name="P17">Centrons donc la focale sur les objectifs que voulons atteindre et les enjeux de ce projet</text:p>
      <text:p text:style-name="P3"/>
      <text:list xml:id="list2516232698" text:style-name="L5">
        <text:list-header>
          <text:p text:style-name="P99">Définition des besoins auxquels <text:span text:style-name="T35">nous</text:span> répond<text:span text:style-name="T35">ons</text:span></text:p>
          <text:list>
            <text:list-item>
              <text:p text:style-name="P60">Le but de ce projet est de <text:span text:style-name="T14">déployer un site web de e-commerce</text:span> ayant des éléments communautaires, pouvant donc <text:span text:style-name="T14">gérer des données personnelles</text:span>, des <text:span text:style-name="T14">transactions monétaires</text:span><text:span text:style-name="T32">,</text:span> des <text:span text:style-name="T14">commandes</text:span> et<text:span text:style-name="T36">c</text:span></text:p>
            </text:list-item>
            <text:list-item>
              <text:p text:style-name="P60"><text:soft-page-break/>Derrière "déployer un site", il y a <text:span text:style-name="T14">gérer une infrastructure</text:span> de la façon la plus sécurisé possible afin d’<text:span text:style-name="T14">assurer une haute disponibilité</text:span> du site, ainsi que le <text:span text:style-name="T14">développement du site</text:span> en lui-même</text:p>
            </text:list-item>
          </text:list>
        </text:list-header>
      </text:list>
      <text:p text:style-name="P10"/>
      <text:p text:style-name="P10"/>
      <text:list xml:id="list150434232369165" text:continue-numbering="true" text:style-name="L5">
        <text:list-header>
          <text:p text:style-name="P99">Définition des objectifs <text:span text:style-name="T37">que nous avons</text:span></text:p>
          <text:list text:continue-numbering="true">
            <text:list-item>
              <text:p text:style-name="P61">Les objectifs que nous sommes fixés peuvent donc être décliné à court, moyen et long terme.</text:p>
            </text:list-item>
            <text:list-item>
              <text:p text:style-name="P61">Court terme : nous souhaitons <text:span text:style-name="T14">remplir les exigences des jalons</text:span> au fur et mesure du projet. Il ne faut pas oublier que nous travaillons sur <text:span text:style-name="T14">un projet tutoré</text:span> qui comptera pour une très grande portion de notre bulletin.</text:p>
            </text:list-item>
            <text:list-item>
              <text:p text:style-name="P62">Moyen terme : nous voulons <text:span text:style-name="T14">livrer un site</text:span> ayant un niveau <text:span text:style-name="T14">minimum de fonctionnalité et d’esthétisme</text:span>. L’autre point critique est surtout d’<text:span text:style-name="T14">assurer la disponibilité du site et la sécurité informatique</text:span> de notre infrastructure. Ce sont les <text:span text:style-name="T14">aspects techniques</text:span> du projet : nous sommes en RT, pas en TC</text:p>
            </text:list-item>
            <text:list-item>
              <text:p text:style-name="P62">À long terme : ce projet nous apporte de <text:span text:style-name="T14">nouvelles compétences</text:span><text:span text:style-name="T32"> </text:span><text:span text:style-name="T33">(</text:span>techniques ou non<text:span text:style-name="T37">)</text:span>. De plus, certains d’entre nous hésitaient à le reprendre pour s’en s<text:span text:style-name="T14">ervir de base et lancer une véritable entreprise</text:span>. Même si ce n’est pas fait à la sortie de cette année, un projet tels que celui-ci <text:span text:style-name="T14">prépare et donne des idées</text:span> aux membres de l’équipe souhaitant créer leur entreprise</text:p>
            </text:list-item>
          </text:list>
        </text:list-header>
      </text:list>
      <text:p text:style-name="P32"/>
      <text:p text:style-name="P7"/>
      <text:list xml:id="list150434149124010" text:continue-list="list150434520780618" text:style-name="L3">
        <text:list-item>
          <text:p text:style-name="P53"><text:bookmark-start text:name="__RefHeading___Toc399_377169772 Copie 4 Copie 1 Copie 1 Copie 5"/>Contraintes et ressources au lancement <text:bookmark-end text:name="__RefHeading___Toc399_377169772 Copie 4 Copie 1 Copie 1 Copie 5"/></text:p>
        </text:list-item>
      </text:list>
      <text:p text:style-name="P7"/>
      <text:p text:style-name="P18">Chaque projet est soumis à des contraintes et part avec des ressources. Notre projet ne fait pas exception</text:p>
      <text:p text:style-name="P7"/>
      <text:list xml:id="list4183264044" text:style-name="L6">
        <text:list-header>
          <text:p text:style-name="P100">Définition des ressources</text:p>
          <text:list>
            <text:list-item>
              <text:p text:style-name="P63">Au début du projet, nous avons d<text:span text:style-name="T14">éfini les ressources</text:span> qui était à notre disposition </text:p>
            </text:list-item>
            <text:list-item>
              <text:p text:style-name="P64">Financière : </text:p>
              <text:list>
                <text:list-item>
                  <text:p text:style-name="P64"><text:span text:style-name="T38">A</text:span>u départ : <text:span text:style-name="T14">1 800 € si </text:span><text:span text:style-name="T15">reprise</text:span><text:span text:style-name="T39"> à</text:span> but lucratif ;<text:span text:style-name="T38"> </text:span><text:span text:style-name="T14">900 € sinon</text:span></text:p>
                </text:list-item>
                <text:list-item>
                  <text:p text:style-name="P64"><text:span text:style-name="T38">Cependant, après a</text:span><text:span text:style-name="T39">voir</text:span><text:span text:style-name="T38"> revue de l’organisation du </text:span><text:span text:style-name="T39">projet (nous y reviendrons), nous avons déterminé un </text:span><text:span text:style-name="T41">n</text:span><text:span text:style-name="T40">ouveau budget : 1 400 €</text:span></text:p>
                </text:list-item>
              </text:list>
            </text:list-item>
            <text:list-item>
              <text:p text:style-name="P63">Humaine : nous sommes <text:span text:style-name="T14">4</text:span>, avec des <text:span text:style-name="T14">emploi du temps varié</text:span>. Nous sommes tous étudiants en alternance, donc nos <text:span text:style-name="T14">emploi du temps sont chargé </text:span><text:span text:style-name="T15">et peu anticipable</text:span><text:span text:style-name="T39"> au jour le jour. Nous nous organisons donc </text:span><text:span text:style-name="T15">par semaine</text:span><text:span text:style-name="T39">, pour que chacun ait puisse s’organiser au mieux</text:span></text:p>
            </text:list-item>
            <text:list-item>
              <text:p text:style-name="P65">Matériel : tout élément que nous <text:span text:style-name="T14">possédons déjà</text:span> et qui nous paraît utile. Nous avons accès, sur demande pour assurer un suivi, à du <text:span text:style-name="T14">matériel</text:span> (informatique surtout) de l’<text:span text:style-name="T14">IUT</text:span></text:p>
            </text:list-item>
          </text:list>
        </text:list-header>
      </text:list>
      <text:p text:style-name="P12"/>
      <text:list xml:id="list150435259647188" text:continue-numbering="true" text:style-name="L6">
        <text:list-header>
          <text:p text:style-name="P101">Analyse et maîtrise des risques préalables</text:p>
          <text:list text:continue-numbering="true">
            <text:list-item>
              <text:p text:style-name="P65">Au début du projet, nous avons réfléchi au forces et au faiblesses du projet au travers d’une analyse SWOT</text:p>
            </text:list-item>
            <text:list-item>
              <text:p text:style-name="P104"><text:span text:style-name="T39">[insérer</text:span> analyse SWOT<text:span text:style-name="T39">]</text:span></text:p>
            </text:list-item>
            <text:list-item>
              <text:p text:style-name="P65">Analyse <text:span text:style-name="T47">du SWOT</text:span></text:p>
            </text:list-item>
          </text:list>
        </text:list-header>
      </text:list>
      <text:p text:style-name="P34"/>
      <text:p text:style-name="P7"><text:soft-page-break/></text:p>
      <text:p text:style-name="P4"/>
      <text:list xml:id="list150433755321617" text:continue-list="list150433486376811" text:style-name="L1">
        <text:list-item>
          <text:p text:style-name="P51"><text:bookmark-start text:name="__RefHeading___Toc395_377169772 Copie 1 Copie 1"/>Organisation du projet<text:bookmark-end text:name="__RefHeading___Toc395_377169772 Copie 1 Copie 1"/></text:p>
        </text:list-item>
      </text:list>
      <text:p text:style-name="P5"/>
      <text:p text:style-name="P20">Nous allons maintenant rentré dans le vif du sujet, à savoir les méthodes que nous avons utilisé pour nous organiser pour assurer l’avancée du projet</text:p>
      <text:p text:style-name="P5"/>
      <text:list xml:id="list712057926" text:style-name="L7">
        <text:list-item>
          <text:p text:style-name="P54"><text:bookmark-start text:name="__RefHeading___Toc399_377169772 Copie 4 Copie 1 Copie 3"/>Planification du projet <text:bookmark-end text:name="__RefHeading___Toc399_377169772 Copie 4 Copie 1 Copie 3"/></text:p>
        </text:list-item>
      </text:list>
      <text:p text:style-name="P5"/>
      <text:p text:style-name="P21">L’un des outils les plus efficaces que nous utilisons pour nous organiser est le planning </text:p>
      <text:p text:style-name="P5"/>
      <text:list xml:id="list563170066" text:style-name="L8">
        <text:list-header>
          <text:p text:style-name="P102">Fonctionnement par <text:span text:style-name="T72">parties et par </text:span>phases</text:p>
          <text:list>
            <text:list-item>
              <text:p text:style-name="P66">Pour définir et organiser des tâches <text:span text:style-name="T46">de façon </text:span>cohérente, nous avons fractionné le projet en <text:span text:style-name="T18">3 grandes </text:span><text:span text:style-name="T14">partie</text:span><text:span text:style-name="T18">s</text:span> : </text:p>
              <text:list>
                <text:list-item>
                  <text:p text:style-name="P66"><text:span text:style-name="T44">D</text:span>ocumentation et recherches : regroupe nos tâches de <text:span text:style-name="T14">recherches préalables</text:span> et d’<text:span text:style-name="T14">organisation interne</text:span> de début de projet</text:p>
                </text:list-item>
                <text:list-item>
                  <text:p text:style-name="P66"><text:span text:style-name="T44">P</text:span>roduits et services : regroupe nos tâches de gestion et de promotion des <text:span text:style-name="T14">produits</text:span>, de gestion des <text:span text:style-name="T14">stocks</text:span> et de fourniture d’<text:span text:style-name="T14">échantillons</text:span><text:span text:style-name="T32">, </text:span><text:span text:style-name="T34">etc</text:span></text:p>
                </text:list-item>
                <text:list-item>
                  <text:p text:style-name="P66"><text:span text:style-name="T44">C</text:span>réation du site : regroupe nos tâches <text:span text:style-name="T16">techniques</text:span><text:span text:style-name="T43"> relatives à notre </text:span><text:span text:style-name="T16">infrastructure</text:span><text:span text:style-name="T43"> et au </text:span><text:span text:style-name="T16">site</text:span><text:span text:style-name="T43">. Cette partie est découpé en </text:span><text:span text:style-name="T16">3 phases </text:span><text:span text:style-name="T17">plus 1 phase en parallèle</text:span><text:span text:style-name="T43"> : le </text:span><text:span text:style-name="T16">déploiement</text:span><text:span text:style-name="T43">, la </text:span><text:span text:style-name="T16">configuration avancée</text:span><text:span text:style-name="T43"> et la </text:span><text:span text:style-name="T16">sécurisation</text:span><text:span text:style-name="T43">, </text:span><text:span text:style-name="T45">et en parallèle le </text:span><text:span text:style-name="T17">développement du site</text:span></text:p>
                </text:list-item>
                <text:list-item>
                  <text:p text:style-name="P67">Ces trois phases se déroule<text:span text:style-name="T46">nt</text:span> l’une après l’autre. <text:span text:style-name="T49">HUGO ?</text:span></text:p>
                  <text:list>
                    <text:list-item>
                      <text:p text:style-name="P67">Au cours du déploiement, nous avons <text:span text:style-name="T14">mis en place la base</text:span> de notre infrastructure, avec un niveau 0 de fonctionnalité. </text:p>
                    </text:list-item>
                    <text:list-item>
                      <text:p text:style-name="P67">Ensuite, la configuration avancée nous a permis d’améliorer les <text:span text:style-name="T14">fonctionnalités</text:span> de notre infrastructure, pour <text:span text:style-name="T14">atteindre nos objectifs pour le PoC</text:span> de fin de projet. </text:p>
                      <text:p text:style-name="P67">En même temps, nous avons entamé le développement du site. Nous <text:span text:style-name="T14">travaillons sur un miroir</text:span>, notre "preproduction", que nous <text:span text:style-name="T14">transférons</text:span> sur le site principal après les avancées majeurs </text:p>
                    </text:list-item>
                    <text:list-item>
                      <text:p text:style-name="P68">Enfin, la sécurisation nous fait repasser sur l’ensemble de notre infrastructure pour <text:span text:style-name="T14">effectuer un durcissement</text:span> de celle-ci. Nous assurons ainsi nos <text:span text:style-name="T14">objectifs de sécurité informatique</text:span>.</text:p>
                      <text:p text:style-name="P68">En parallèle, <text:span text:style-name="T45">le développement du site </text:span>continue</text:p>
                    </text:list-item>
                  </text:list>
                </text:list-item>
              </text:list>
            </text:list-item>
            <text:list-item>
              <text:p text:style-name="P69">Les <text:span text:style-name="T14">jalons ont été séparé</text:span> de ces grandes parties, afin qu’ils restent en avant dans notre organisation. <text:span text:style-name="T53">Ils constituent </text:span><text:span text:style-name="T22">nos notes</text:span><text:span text:style-name="T53"> de projet tutorés et doivent donc être mis en valeur.</text:span></text:p>
            </text:list-item>
            <text:list-item>
              <text:p text:style-name="P70">Cette <text:span text:style-name="T14">macro organisation</text:span> nous permet d’<text:span text:style-name="T14">y voir clair</text:span> dans les dizaines de tâches décrivant le projet de façon <text:span text:style-name="T14">plus détaillé</text:span> et qui <text:span text:style-name="T14">se succèdent</text:span> tout au long du projet. </text:p>
            </text:list-item>
          </text:list>
        </text:list-header>
      </text:list>
      <text:p text:style-name="P9"/>
      <text:p text:style-name="P9"/>
      <text:list xml:id="list150433236991351" text:continue-numbering="true" text:style-name="L8">
        <text:list-header>
          <text:p text:style-name="P102"><text:span text:style-name="T47">Temporalité et hiérarchie de p</text:span>riori<text:span text:style-name="T47">té</text:span> des tâches</text:p>
          <text:list text:continue-numbering="true">
            <text:list-item>
              <text:p text:style-name="P71">Comme évoqué précédemment, nous <text:span text:style-name="T19">organisons à la semaine</text:span><text:span text:style-name="T48">. Cela a pour avantages de nous </text:span><text:span text:style-name="T19">laisser de la flexibilité</text:span><text:span text:style-name="T48"> par rapport à nos emplois du temps, mais cela amène de </text:span><text:span text:style-name="T42">l’inertie</text:span><text:span text:style-name="T48">. Il est plus difficile de se rendre compte d</text:span><text:span text:style-name="T73">e l</text:span><text:span text:style-name="T48">’avancée du projet et d’effectuer des corrections une fois lancé (la tête dans le guidon)</text:span></text:p>
            </text:list-item>
            <text:list-item>
              <text:p text:style-name="P72"><text:soft-page-break/>Pour palier à cela, nous avons priorisé certaines tâches par rapport à d’autres. </text:p>
              <text:list>
                <text:list-item>
                  <text:p text:style-name="P72">Les tâches ayant une <text:span text:style-name="T14">priorité très haute</text:span> doivent être faite dans les délais pour <text:span text:style-name="T14">ne pas ralentir</text:span> le projet de façon trop importante</text:p>
                </text:list-item>
                <text:list-item>
                  <text:p text:style-name="P72">Celles ayant une <text:span text:style-name="T14">priorité haute</text:span> peuvent être terminé avec un léger retard, sans quoi le retard pris serait trop impactant</text:p>
                </text:list-item>
                <text:list-item>
                  <text:p text:style-name="P72">Les tâches de <text:span text:style-name="T14">priorité normales</text:span> sont à faire mais peuvent supporté un <text:span text:style-name="T14">retard plus important</text:span>. <text:span text:style-name="T50">Elles ne sont </text:span><text:span text:style-name="T20">pas critiques</text:span><text:span text:style-name="T50"> pour le projet</text:span></text:p>
                </text:list-item>
                <text:list-item>
                  <text:p text:style-name="P72"><text:span text:style-name="T51">Enfin, les</text:span> t<text:span text:style-name="T51">â</text:span>ches ayant une <text:span text:style-name="T14">priorité basse ou très basse</text:span> doivent être faite <text:span text:style-name="T51">si le </text:span><text:span text:style-name="T21">temps nous le permet</text:span><text:span text:style-name="T51">, et </text:span><text:span text:style-name="T21">peuvent être négligé</text:span><text:span text:style-name="T51"> si d’autres tâches plus importantes sont à faire, ou si des éléments extérieurs pertinents (tâches de l’IUT) </text:span></text:p>
                </text:list-item>
              </text:list>
            </text:list-item>
            <text:list-item>
              <text:p text:style-name="P73">Les tâches se <text:span text:style-name="T52">sont vues</text:span> assigner un niveau de priorité en fonction de <text:span text:style-name="T14">leur criticité</text:span> et <text:span text:style-name="T14">l’impact</text:span> qu’elles ont sur le projet. <text:span text:style-name="T54">Par exemple, les </text:span><text:span text:style-name="T23">jalons</text:span><text:span text:style-name="T54"> ont des tâches de très </text:span><text:span text:style-name="T23">haute priorité</text:span><text:span text:style-name="T54"> alors que les </text:span><text:span text:style-name="T23">revues facultatives</text:span><text:span text:style-name="T54"> ont une priorité </text:span><text:span text:style-name="T23">très basse</text:span><text:span text:style-name="T54">.</text:span></text:p>
            </text:list-item>
          </text:list>
        </text:list-header>
      </text:list>
      <text:p text:style-name="P9"/>
      <text:p text:style-name="P9"/>
      <text:list xml:id="list150433997649654" text:continue-numbering="true" text:style-name="L8">
        <text:list-item>
          <text:p text:style-name="P74">Présenta<text:span text:style-name="T12">t</text:span>ion de<text:span text:style-name="T61">s</text:span> planning<text:span text:style-name="T61">s</text:span> de GANTT : prévisionnel et organisationnel (comparaison et ajustements – <text:span text:style-name="T59">QCD à définir</text:span>)</text:p>
          <text:list>
            <text:list-item>
              <text:p text:style-name="P81">Au début du projet, nous avons constitué un <text:span text:style-name="T14">planning prévisionnel</text:span>. Notre organisation n’était <text:span text:style-name="T14">pas aussi clairement formalisée</text:span>, nous reviendrons sur les différences </text:p>
            </text:list-item>
            <text:list-item>
              <text:p text:style-name="P81"><text:span text:style-name="T55">N</text:span>ous avons pu établir un <text:span text:style-name="T14">planning organisationnel</text:span>. <text:span text:style-name="T55">Il reprend tous les éléments vu précédemment, en déclinant les </text:span><text:span text:style-name="T24">tâches de façon détaillé</text:span></text:p>
            </text:list-item>
            <text:list-item>
              <text:p text:style-name="P82">Réalisé avec <text:span text:style-name="T14">GANTT project</text:span> : gain de <text:span text:style-name="T14">temps</text:span> et d’<text:span text:style-name="T14">argent</text:span> (gratuit + évite de rechercher ce qui doit figurer dans un planning / refaire dans Excel)</text:p>
            </text:list-item>
            <text:list-item>
              <text:p text:style-name="P83"><text:span text:style-name="T14">Couleurs</text:span> – <text:span text:style-name="T62">organisationnelles</text:span> :</text:p>
              <text:list>
                <text:list-item>
                  <text:p text:style-name="P83">Vert : tâches terminés </text:p>
                </text:list-item>
                <text:list-item>
                  <text:p text:style-name="P83">Bleu : tâches normales (en cours et à venir)</text:p>
                </text:list-item>
                <text:list-item>
                  <text:p text:style-name="P83">Orange : tâches importantes </text:p>
                </text:list-item>
                <text:list-item>
                  <text:p text:style-name="P83">Rouge : tâches en retard</text:p>
                </text:list-item>
                <text:list-item>
                  <text:p text:style-name="P84">Noir <text:span text:style-name="T58">et losange</text:span> : <text:span text:style-name="T58">"</text:span>jalon<text:span text:style-name="T58">" c’est-à-dire </text:span><text:span text:style-name="T60">principalement</text:span><text:span text:style-name="T58"> point d’étape</text:span><text:span text:style-name="T60">s du projet </text:span></text:p>
                </text:list-item>
              </text:list>
            </text:list-item>
            <text:list-item>
              <text:p text:style-name="P83"><text:span text:style-name="T59">AVOIR DES VISUELS</text:span> <text:span text:style-name="T56">(développement du site = bon mix de couleur</text:span><text:span text:style-name="T57">)</text:span></text:p>
            </text:list-item>
            <text:list-item>
              <text:p text:style-name="P85">Comme on peut le voir, les planning prévisionnels et organisationnels sont<text:span text:style-name="T14"> assez différents</text:span>. N’ayant pas encore formalisés ce qui vient d’être expliqué, nous avons essayé de créer un <text:span text:style-name="T14">planning </text:span><text:span text:style-name="T25">prévisionnel</text:span><text:span text:style-name="T14"> serv</text:span><text:span text:style-name="T25">an</text:span><text:span text:style-name="T14">t de ligne directrice</text:span>. Nous savions qu’il était amener à changer, et <text:span text:style-name="T14">après 8 mois de projet</text:span>, le <text:span text:style-name="T14">planning</text:span> <text:span text:style-name="T14">organisationnelles est très différent</text:span> </text:p>
              <text:p text:style-name="P85">De plus, les tâches ont été <text:span text:style-name="T14">remaniées plusieurs fois</text:span> pour <text:span text:style-name="T14">coller aux priorités </text:span>du projet et pour <text:span text:style-name="T14">respecter nos délais</text:span>. Ces changements ne sont <text:span text:style-name="T14">pas toujours visibles</text:span></text:p>
            </text:list-item>
          </text:list>
        </text:list-item>
      </text:list>
      <text:p text:style-name="P9"/>
      <text:p text:style-name="P9"/>
      <text:list xml:id="list150433713302325" text:continue-numbering="true" text:style-name="L8">
        <text:list-item>
          <text:p text:style-name="P74">Respect des délais : analyse des retards (prévisibles ou non) et leur impact sur les objectifs </text:p>
          <text:list>
            <text:list-item>
              <text:p text:style-name="P74"/>
            </text:list-item>
          </text:list>
        </text:list-item>
      </text:list>
      <text:p text:style-name="P9"/>
      <text:p text:style-name="P5"/>
      <text:list xml:id="list150434300889004" text:continue-list="list712057926" text:style-name="L7">
        <text:list-item>
          <text:p text:style-name="P56"><text:bookmark-start text:name="__RefHeading___Toc399_377169772 Copie 4 Copie 1 Copie 1 Copie 2"/>Moyens mis en œuvre<text:bookmark-end text:name="__RefHeading___Toc399_377169772 Copie 4 Copie 1 Copie 1 Copie 2"/></text:p>
        </text:list-item>
      </text:list>
      <text:p text:style-name="P22"/>
      <text:p text:style-name="P22"><text:soft-page-break/>Maintenant que l’organisation de nos tâches est plus claire, voyons comment nous avons suivis leur avancement</text:p>
      <text:p text:style-name="P22"/>
      <text:list xml:id="list4294638010" text:style-name="L9">
        <text:list-header>
          <text:p text:style-name="P103">Répartition des tâches <text:span text:style-name="T70">(peut-être overexpliqué)</text:span></text:p>
          <text:list>
            <text:list-item>
              <text:p text:style-name="P86">Pour répartir nos tâches, nous avons essayé de garder un <text:span text:style-name="T14">maximum d’équilibre</text:span> dans la <text:span text:style-name="T14">charge de travail </text:span>et dans les <text:span text:style-name="T14">sujet traités</text:span> par chacun. Pour que le projet soit enrichissant, nous avons <text:span text:style-name="T14">travaillé sur des aspects variés </text:span>autant que possible</text:p>
            </text:list-item>
            <text:list-item>
              <text:p text:style-name="P75"><text:span text:style-name="T63">Nous avons également beaucoup fonctionné par "</text:span><text:span text:style-name="T25">pseudo-</text:span><text:span text:style-name="T14">binômes</text:span><text:span text:style-name="T63">" : deux d’entre nous se voyaient des tâches dans un certain registre (ex : technique) et deux autres dans un autre registre (ex : commercial) </text:span></text:p>
              <text:p text:style-name="P86">Ainsi nous pouvions<text:span text:style-name="T14"> demandé de l’aide à l’un des autres membres</text:span> de l’équipe en cas de nécessité. <text:span text:style-name="T71">C</text:span>hacun peu<text:span text:style-name="T69">t</text:span> répondre, mais une personne est un peu plus à même de le faire. Cela <text:span text:style-name="T14">assure aussi le suivi par quelqu’un d’autre</text:span> en cas<text:span text:style-name="T64"> d’urgence</text:span></text:p>
            </text:list-item>
            <text:list-item>
              <text:p text:style-name="P87">Nous essayons également de <text:span text:style-name="T14">rester flexible</text:span>, puisque nos emplois du temps sont très chargés. Le but est de <text:span text:style-name="T14">conserver un état mental correct</text:span> pour ne pas périclité en cours de projet</text:p>
            </text:list-item>
            <text:list-item>
              <text:p text:style-name="P75"><text:span text:style-name="T65">Enfin, nous gardons une </text:span><text:span text:style-name="T26">répartition des tâches </text:span><text:span text:style-name="T14">cohérente</text:span> avec les tâches accomplies précédemment. <text:span text:style-name="T67">S</text:span><text:span text:style-name="T66">i deux tâches se suivent, la ou les personne s’étant occupé de la première feront la deuxième, sauf en cas d’impossibilité</text:span></text:p>
            </text:list-item>
          </text:list>
        </text:list-header>
      </text:list>
      <text:p text:style-name="P11"/>
      <text:p text:style-name="P11"/>
      <text:list xml:id="list150434839644818" text:continue-numbering="true" text:style-name="L9">
        <text:list-header>
          <text:p text:style-name="P103">Réunions : actions mise en place après les réunions</text:p>
          <text:list text:continue-numbering="true">
            <text:list-item>
              <text:p text:style-name="P88">Afin de suivre de se répartir les tâches comme expliquée, et aussi pour suivre l’avancée du projet, nous avons décidé de se fixer des r<text:span text:style-name="T14">éunions d’équipes régulières</text:span></text:p>
            </text:list-item>
            <text:list-item>
              <text:p text:style-name="P88">Nous en avons <text:span text:style-name="T14">une par semaine</text:span>, le plus souvent le <text:span text:style-name="T14">samedi entre 14h30 et 16h30</text:span></text:p>
            </text:list-item>
            <text:list-item>
              <text:p text:style-name="P88">Nous en avons fait <text:span text:style-name="T14">un peu plus en début de projet</text:span> pour se mettre d’accord sur les workflow et d’autres éléments, ce qui amène notre <text:span text:style-name="T14">nombre de réunions à 39 </text:span>à ce jours.</text:p>
            </text:list-item>
            <text:list-item>
              <text:p text:style-name="P88">Au cours de ces réunions, nous revenons sur le travail effectué au cours de la semaine pour <text:span text:style-name="T14">détecter d’éventuels retards</text:span> et prendre les <text:span text:style-name="T14">mesures correctives nécessaires</text:span> auxquels cas</text:p>
              <text:p text:style-name="P89">Nous discutons également des <text:span text:style-name="T14">tâches à venir</text:span>, des points nécessitant une <text:span text:style-name="T14">attention particulière</text:span> et des <text:span text:style-name="T14">questions que nous avons</text:span>. Nous faisons aussi un <text:span text:style-name="T14">état des lieux de notre santé</text:span> et de <text:span text:style-name="T14">nos emplois du temps</text:span>, pour ne pas être surpris pas des éléments extérieurs au projet</text:p>
            </text:list-item>
            <text:list-item>
              <text:p text:style-name="P90">Tout ce qui est discuté en réunion est <text:span text:style-name="T14">consigné dans un compte-rendu</text:span>, afin de pouvoir retrouver de <text:span text:style-name="T14">ce qui n’aurait été dit qu’</text:span><text:span text:style-name="T27">à</text:span><text:span text:style-name="T14"> l’oral</text:span> sinon, et pour permettre au <text:span text:style-name="T14">absent de savoir ce qui a été dit</text:span></text:p>
            </text:list-item>
            <text:list-item>
              <text:p text:style-name="P91">Après les réunions, je post un <text:span text:style-name="T14">message d’annonce</text:span> dans notre discord pour <text:span text:style-name="T14">aiguiller le travail de la semaine</text:span> et <text:span text:style-name="T14">rappeler certains détails</text:span> important </text:p>
            </text:list-item>
            <text:list-item>
              <text:p text:style-name="P92">Pour détendre l’atmosphère et garder une bonne ambiance au sein de l’équipe, nous organisons parfois des <text:span text:style-name="T14">évènements</text:span>, tels que de <text:span text:style-name="T14">simples sorties au bar</text:span> après une journée de cours ou bien des <text:span text:style-name="T14">nuits de LAN</text:span> (souvent chez Loïs). Les LAN nous font <text:span text:style-name="T14">décalé la réunion au dimanche</text:span></text:p>
            </text:list-item>
          </text:list>
        </text:list-header>
      </text:list>
      <text:p text:style-name="P11"/>
      <text:p text:style-name="P11"/>
      <text:list xml:id="list150435109055752" text:continue-numbering="true" text:style-name="L9">
        <text:list-item>
          <text:p text:style-name="P93"><text:span text:style-name="T68">Communication interne : Discord, et s</text:span>ystème de ticketing</text:p>
        </text:list-item>
      </text:list>
      <text:p text:style-name="P19"><text:soft-page-break/></text:p>
      <text:p text:style-name="P19"/>
      <text:list xml:id="list150434607750256" text:continue-numbering="true" text:style-name="L9">
        <text:list-item>
          <text:p text:style-name="P76">Gestion des coûts: ressources financières (tricount, ok niveau finances mais mettre des chiffres) et humaines (pas trop s'étaler mais coup de moins bien) ; dépassement ?</text:p>
        </text:list-item>
      </text:list>
      <text:p text:style-name="P33"/>
      <text:p text:style-name="P5"/>
      <text:list xml:id="list150433994088472" text:continue-list="list150434300889004" text:style-name="L7">
        <text:list-item>
          <text:p text:style-name="P56"><text:bookmark-start text:name="__RefHeading___Toc399_377169772 Copie 4 Copie 1 Copie 1 Copie 2 Copie 1"/>Documents d'organisation<text:bookmark-end text:name="__RefHeading___Toc399_377169772 Copie 4 Copie 1 Copie 1 Copie 2 Copie 1"/></text:p>
        </text:list-item>
      </text:list>
      <text:p text:style-name="P5"/>
      <text:list xml:id="list2799905047" text:style-name="L10">
        <text:list-item>
          <text:p text:style-name="P77">Structure organisationnel de nos documents</text:p>
        </text:list-item>
      </text:list>
      <text:p text:style-name="P11"/>
      <text:p text:style-name="P11"/>
      <text:list xml:id="list150434607773718" text:continue-numbering="true" text:style-name="L10">
        <text:list-item>
          <text:p text:style-name="P94">Documents particuliers : Synthèse de doc Charte informatique</text:p>
        </text:list-item>
      </text:list>
      <text:p text:style-name="P19"/>
      <text:p text:style-name="P19"/>
      <text:list xml:id="list150435146577812" text:continue-numbering="true" text:style-name="L10">
        <text:list-item>
          <text:p text:style-name="P77">Notes techniques : documentation du projet ; forme de cette documentation</text:p>
        </text:list-item>
      </text:list>
      <text:p text:style-name="P33"/>
      <text:p text:style-name="P33"/>
      <text:p text:style-name="P5"/>
      <text:list xml:id="list150433508763030" text:continue-list="list150433755321617" text:style-name="L1">
        <text:list-item>
          <text:p text:style-name="P51"><text:bookmark-start text:name="__RefHeading___Toc395_377169772 Copie 1 Copie 2"/>Points d'achoppement du projet<text:bookmark-end text:name="__RefHeading___Toc395_377169772 Copie 1 Copie 2"/></text:p>
        </text:list-item>
      </text:list>
      <text:p text:style-name="P5"/>
      <text:p text:style-name="P5"/>
      <text:list xml:id="list3667080293" text:style-name="L11">
        <text:list-item>
          <text:p text:style-name="P55"><text:bookmark-start text:name="__RefHeading___Toc399_377169772 Copie 4 Copie 1 Copie 4"/>Difficulté majeurs<text:bookmark-end text:name="__RefHeading___Toc399_377169772 Copie 4 Copie 1 Copie 4"/></text:p>
        </text:list-item>
      </text:list>
      <text:p text:style-name="P5"/>
      <text:list text:style-name="L12">
        <text:list-item>
          <text:p text:style-name="P78">Priorisation des tâches</text:p>
        </text:list-item>
        <text:list-item>
          <text:p text:style-name="P78">Gestion de la charge de travail</text:p>
        </text:list-item>
        <text:list-item>
          <text:p text:style-name="P78">Compréhension et réponses aux attendus</text:p>
        </text:list-item>
      </text:list>
      <text:p text:style-name="P9"/>
      <text:p text:style-name="P5"/>
      <text:list xml:id="list150434201227517" text:continue-list="list3667080293" text:style-name="L11">
        <text:list-item>
          <text:p text:style-name="P57"><text:bookmark-start text:name="__RefHeading___Toc399_377169772 Copie 4 Copie 1 Copie 1 Copie 3"/>Améliorations possibles <text:bookmark-end text:name="__RefHeading___Toc399_377169772 Copie 4 Copie 1 Copie 1 Copie 3"/></text:p>
        </text:list-item>
      </text:list>
      <text:p text:style-name="P5"/>
      <text:list text:style-name="L13">
        <text:list-item>
          <text:p text:style-name="P79">Contexte PTUT</text:p>
          <text:list>
            <text:list-item>
              <text:p text:style-name="P95">Système de ticketing : à chier <text:span text:style-name="T74">(bot ticket discord)</text:span></text:p>
            </text:list-item>
          </text:list>
        </text:list-item>
        <text:list-item>
          <text:p text:style-name="P80">Hors contexte PTUT<text:span text:style-name="T5"/></text:p>
          <text:list>
            <text:list-item>
              <text:p text:style-name="P95">Système de ticketing : pas assez de monde</text:p>
            </text:list-item>
          </text:list>
        </text:list-item>
      </text:list>
      <text:p text:style-name="P33"/>
      <text:p text:style-name="P6"/>
      <text:list xml:id="list150433197248731" text:continue-list="list150434201227517" text:style-name="L11">
        <text:list-item>
          <text:p text:style-name="P58"><text:bookmark-start text:name="__RefHeading___Toc399_377169772 Copie 4 Copie 1 Copie 1 Copie 3 Copie 1"/>État d'esprit de l'équipe<text:bookmark-end text:name="__RefHeading___Toc399_377169772 Copie 4 Copie 1 Copie 1 Copie 3 Copie 1"/></text:p>
        </text:list-item>
      </text:list>
      <text:p text:style-name="P6"/>
      <text:p text:style-name="P13">Retracer nos haut et nos bas (surtout les bas tbh) tout au long du pro<text:span text:style-name="T13">jet</text:span></text:p>
      <text:list text:style-name="L14">
        <text:list-item>
          <text:p text:style-name="P111">Début du projet </text:p>
        </text:list-item>
        <text:list-item>
          <text:p text:style-name="P111">Vacances de noël </text:p>
        </text:list-item>
        <text:list-item>
          <text:p text:style-name="P111">Hiver</text:p>
        </text:list-item>
        <text:list-item>
          <text:p text:style-name="P111">Vacances de pâques</text:p>
        </text:list-item>
        <text:list-item>
          <text:p text:style-name="P111">Prévisionnel jusqu'à la fin de l'année </text:p>
        </text:list-item>
      </text:list>
      <text:p text:style-name="P6"/>
      <text:list xml:id="list150434135637830" text:continue-list="list150433508763030" text:style-name="L1">
        <text:list-item>
          <text:p text:style-name="P51"><text:bookmark-start text:name="__RefHeading___Toc395_377169772 Copie 1 Copie 3"/>Conclusion <text:bookmark-end text:name="__RefHeading___Toc395_377169772 Copie 1 Copie 3"/></text:p>
        </text:list-item>
      </text:list>
      <text:p text:style-name="P5"/>
      <text:list text:style-name="L15">
        <text:list-item>
          <text:p text:style-name="P96">Le projet est cool mais la partie front end sera pas OK pour Juin</text:p>
        </text:list-item>
        <text:list-item>
          <text:p text:style-name="P96">La partie technique cependant : ça ira (i guess) </text:p>
        </text:list-item>
        <text:list-item>
          <text:p text:style-name="P96">Question sur notre capacité a assuré un aussi bon travail que voulu, compte tenu de toute les contraintes extérieurs </text:p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Georgia" style:font-name-asian="Georgia1" style:font-name-complex="Georgia1"/>
    </style:style>
    <style:style style:name="MP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style:font-name-asian="Georgia1" style:font-name-complex="Georgia1"/>
    </style:style>
    <style:style style:name="MT2" style:family="text">
      <style:text-properties officeooo:rsid="002c2d63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frame draw:style-name="Mfr1" draw:name="image3.png Copie 1" text:anchor-type="char" svg:x="10.515cm" svg:y="-0.912cm" svg:width="7.555cm" svg:height="1.857cm" draw:z-index="2"><draw:image xlink:href="Pictures/10000000000004030000011A2B7FA017DDC64D01.png" xlink:type="simple" xlink:show="embed" xlink:actuate="onLoad" draw:mime-type="image/png"/></draw:frame><text:span text:style-name="MT1">Wizards &amp; Dice</text:span></text:p>
        <text:p text:style-name="MP1">Idées directrices – Présentation du jalon 6</text:p>
      </style:header>
      <style:footer>
        <text:p text:style-name="MP2"><draw:frame draw:style-name="Mfr2" draw:name="image4.png" text:anchor-type="char" svg:x="-1.154cm" svg:y="-0.46cm" svg:width="11.947cm" svg:height="1.891cm" draw:z-index="13"><draw:image xlink:href="Pictures/100000000000044E000000ADE9B20DD971A4C636.png" xlink:type="simple" xlink:show="embed" xlink:actuate="onLoad" draw:mime-type="image/png"/></draw:frame><text:page-number text:select-page="current">11</text:page-number><text:s/>/ <text:span text:style-name="MT2">X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frame draw:style-name="Mfr3" draw:name="image7.png" text:anchor-type="char" svg:x="-6.853cm" svg:y="-0.953cm" svg:width="27.293cm" svg:height="14.406cm" draw:z-index="0"><draw:image xlink:href="Pictures/10000001000005FE0000033D2BE6EF261FCC57AD.png" xlink:type="simple" xlink:show="embed" xlink:actuate="onLoad" draw:mime-type="image/png"/></draw:frame><draw:frame draw:style-name="Mfr4" draw:name="image5.png" text:anchor-type="char" svg:x="2.237cm" svg:y="-0.794cm" svg:width="12.114cm" svg:height="13.61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4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5-04T14:56:21.414000000</dc:date>
    <meta:editing-duration>PT12H1M8S</meta:editing-duration>
    <meta:editing-cycles>126</meta:editing-cycles>
    <meta:document-statistic meta:table-count="0" meta:image-count="7" meta:object-count="0" meta:page-count="13" meta:paragraph-count="174" meta:word-count="2571" meta:character-count="15072" meta:non-whitespace-character-count="12746"/>
  </office:meta>
</office:document-meta>
</file>